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bin" svg:font-family="Cabin" style:font-family-generic="system" style:font-pitch="variable"/>
    <style:font-face style:name="Courier" svg:font-family="Courier" style:font-family-generic="modern" style:font-pitch="fixed" svg:panose-1="2 7 4 9 2 2 5 2 4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style:font-name="Cabin" fo:language="fr" fo:country="FR"/>
    </style:style>
    <style:style style:name="P2" style:parent-style-name="Standard" style:family="paragraph">
      <style:text-properties style:font-name="Cabin" fo:language="fr" fo:country="FR"/>
    </style:style>
    <style:style style:name="P3" style:parent-style-name="Standard" style:family="paragraph">
      <style:text-properties style:font-name="Cabin" fo:language="fr" fo:country="FR"/>
    </style:style>
    <style:style style:name="P4" style:parent-style-name="Standard" style:family="paragraph">
      <style:text-properties style:font-name="Cabin" fo:language="fr" fo:country="FR"/>
    </style:style>
    <style:style style:name="P5" style:parent-style-name="Standard" style:family="paragraph">
      <style:paragraph-properties fo:border="0.0034in solid #000000" fo:padding="0.0972in" style:shadow="none" fo:background-color="#9999FF"/>
    </style:style>
    <style:style style:name="T6" style:parent-style-name="Policepardéfaut" style:family="text">
      <style:text-properties style:font-name="Cabin" fo:font-weight="bold" style:font-weight-asian="bold" style:font-weight-complex="bold" fo:language="fr" fo:country="FR"/>
    </style:style>
    <style:style style:name="T7" style:parent-style-name="Policepardéfaut" style:family="text">
      <style:text-properties style:font-name="Cabin" fo:language="fr" fo:country="FR"/>
    </style:style>
    <style:style style:name="P8" style:parent-style-name="Standard" style:family="paragraph">
      <style:paragraph-properties fo:border="0.0034in solid #000000" fo:padding="0.0972in" style:shadow="none" fo:background-color="#9999FF"/>
    </style:style>
    <style:style style:name="T9" style:parent-style-name="Policepardéfaut" style:family="text">
      <style:text-properties style:font-name="Cabin" fo:font-weight="bold" style:font-weight-asian="bold" style:font-weight-complex="bold" fo:language="fr" fo:country="FR"/>
    </style:style>
    <style:style style:name="T10" style:parent-style-name="Policepardéfaut" style:family="text">
      <style:text-properties style:font-name="Cabin" fo:language="fr" fo:country="FR"/>
    </style:style>
    <style:style style:name="P11" style:parent-style-name="Standard" style:family="paragraph">
      <style:text-properties style:font-name="Cabin" fo:language="fr" fo:country="FR"/>
    </style:style>
    <style:style style:name="P12" style:parent-style-name="Standard" style:family="paragraph">
      <style:text-properties style:font-name="Cabin" fo:language="fr" fo:country="FR"/>
    </style:style>
    <style:style style:name="P13" style:parent-style-name="Standard" style:family="paragraph">
      <style:paragraph-properties fo:border="0.0034in solid #000000" fo:padding="0.0972in" style:shadow="none" fo:background-color="#B2B2B2"/>
      <style:text-properties style:font-name="Cabin" fo:font-weight="bold" style:font-weight-asian="bold" style:font-weight-complex="bold" fo:language="fr" fo:country="FR"/>
    </style:style>
    <style:style style:name="P14" style:parent-style-name="Standard" style:family="paragraph">
      <style:text-properties style:font-name="Cabin" fo:language="fr" fo:country="FR"/>
    </style:style>
    <style:style style:name="P15" style:parent-style-name="Standard" style:family="paragraph">
      <style:paragraph-properties fo:text-align="justify"/>
      <style:text-properties style:font-name="Cabin" fo:language="fr" fo:country="FR"/>
    </style:style>
    <style:style style:name="P16" style:parent-style-name="Standard" style:family="paragraph">
      <style:text-properties style:font-name="Cabin" fo:language="fr" fo:country="FR"/>
    </style:style>
    <style:style style:name="P17" style:parent-style-name="Standard" style:family="paragraph">
      <style:text-properties style:font-name="Cabin" fo:language="fr" fo:country="FR"/>
    </style:style>
    <style:style style:name="P18" style:parent-style-name="Standard" style:family="paragraph">
      <style:paragraph-properties fo:text-align="justify"/>
    </style:style>
    <style:style style:name="T19" style:parent-style-name="Policepardéfaut" style:family="text">
      <style:text-properties style:font-name="Cabin" fo:language="fr" fo:country="FR"/>
    </style:style>
    <style:style style:name="T20" style:parent-style-name="Policepardéfaut" style:family="text">
      <style:text-properties style:font-name="Cabin" fo:language="fr" fo:country="FR"/>
    </style:style>
    <style:style style:name="T21" style:parent-style-name="Policepardéfaut" style:family="text">
      <style:text-properties style:font-name="Courier" fo:language="fr" fo:country="FR"/>
    </style:style>
    <style:style style:name="T22" style:parent-style-name="Policepardéfaut" style:family="text">
      <style:text-properties style:font-name="Cabin" fo:language="fr" fo:country="FR"/>
    </style:style>
    <style:style style:name="T23" style:parent-style-name="Policepardéfaut" style:family="text">
      <style:text-properties style:font-name="Cabin" fo:language="fr" fo:country="FR"/>
    </style:style>
    <style:style style:name="P24" style:parent-style-name="Standard" style:family="paragraph">
      <style:paragraph-properties fo:text-align="justify"/>
      <style:text-properties style:font-name="Cabin" fo:language="fr" fo:country="FR"/>
    </style:style>
    <style:style style:name="T25" style:parent-style-name="Policepardéfaut" style:family="text">
      <style:text-properties style:font-name="Cabin" fo:language="fr" fo:country="FR"/>
    </style:style>
    <style:style style:name="T26" style:parent-style-name="Policepardéfaut" style:family="text">
      <style:text-properties style:font-name="Courier" fo:language="fr" fo:country="FR"/>
    </style:style>
    <style:style style:name="P27" style:parent-style-name="Normal" style:family="paragraph">
      <style:paragraph-properties style:vertical-align="auto" style:line-height-at-least="0.1979in" fo:background-color="#0F111A"/>
      <style:text-properties fo:hyphenate="true"/>
    </style:style>
    <style:style style:name="T28"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29"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30"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31"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32"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33"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34" style:parent-style-name="Policepardéfaut" style:family="text">
      <style:text-properties style:font-name="Consolas" style:font-name-asian="Times New Roman" style:font-name-complex="Times New Roman" fo:color="#FFCB6B" style:letter-kerning="false" fo:font-size="10.5pt" style:font-size-asian="10.5pt" style:font-size-complex="10.5pt" style:language-asian="fr" style:country-asian="FR" style:language-complex="ar" style:country-complex="SA"/>
    </style:style>
    <style:style style:name="T35"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36"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37" style:parent-style-name="Normal" style:family="paragraph">
      <style:paragraph-properties style:vertical-align="auto" style:line-height-at-least="0.1979in" fo:background-color="#0F111A"/>
      <style:text-properties fo:hyphenate="true"/>
    </style:style>
    <style:style style:name="T38"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39"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40"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41"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42"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43"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44"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45"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46"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47"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48" style:parent-style-name="Normal" style:family="paragraph">
      <style:paragraph-properties style:vertical-align="auto" style:line-height-at-least="0.1979in" fo:background-color="#0F111A"/>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fo:hyphenate="true"/>
    </style:style>
    <style:style style:name="P49" style:parent-style-name="Normal" style:family="paragraph">
      <style:paragraph-properties style:vertical-align="auto" style:line-height-at-least="0.1979in" fo:background-color="#0F111A"/>
      <style:text-properties fo:hyphenate="true"/>
    </style:style>
    <style:style style:name="T50"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51"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52"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53" style:parent-style-name="Policepardéfaut" style:family="text">
      <style:text-properties style:font-name="Consolas" style:font-name-asian="Times New Roman" style:font-name-complex="Times New Roman" fo:color="#82AAFF" style:letter-kerning="false" fo:font-size="10.5pt" style:font-size-asian="10.5pt" style:font-size-complex="10.5pt" fo:language="fr" fo:country="FR" style:language-asian="fr" style:country-asian="FR" style:language-complex="ar" style:country-complex="SA"/>
    </style:style>
    <style:style style:name="T54"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55"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56"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57" style:parent-style-name="Policepardéfaut" style:family="text">
      <style:text-properties style:font-name="Consolas" style:font-name-asian="Times New Roman" style:font-name-complex="Times New Roman" fo:color="#FF5370" style:letter-kerning="false" fo:font-size="10.5pt" style:font-size-asian="10.5pt" style:font-size-complex="10.5pt" fo:language="fr" fo:country="FR" style:language-asian="fr" style:country-asian="FR" style:language-complex="ar" style:country-complex="SA"/>
    </style:style>
    <style:style style:name="T58"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59"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60"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61"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62" style:parent-style-name="Policepardéfaut" style:family="text">
      <style:text-properties style:font-name="Consolas" style:font-name-asian="Times New Roman" style:font-name-complex="Times New Roman" fo:color="#FF5370" style:letter-kerning="false" fo:font-size="10.5pt" style:font-size-asian="10.5pt" style:font-size-complex="10.5pt" fo:language="fr" fo:country="FR" style:language-asian="fr" style:country-asian="FR" style:language-complex="ar" style:country-complex="SA"/>
    </style:style>
    <style:style style:name="T63"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64"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65"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66" style:parent-style-name="Normal" style:family="paragraph">
      <style:paragraph-properties style:vertical-align="auto" style:line-height-at-least="0.1979in" fo:background-color="#0F111A"/>
      <style:text-properties fo:hyphenate="true"/>
    </style:style>
    <style:style style:name="T67"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68"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69"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70"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71"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72" style:parent-style-name="Normal" style:family="paragraph">
      <style:paragraph-properties style:vertical-align="auto" style:line-height-at-least="0.1979in" fo:background-color="#0F111A"/>
      <style:text-properties fo:hyphenate="true"/>
    </style:style>
    <style:style style:name="T73"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74"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75"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76"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77" style:parent-style-name="Normal" style:family="paragraph">
      <style:paragraph-properties style:vertical-align="auto" style:line-height-at-least="0.1979in" fo:background-color="#0F111A"/>
      <style:text-properties fo:hyphenate="true"/>
    </style:style>
    <style:style style:name="T78"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79"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80" style:parent-style-name="Normal" style:family="paragraph">
      <style:paragraph-properties style:vertical-align="auto" style:line-height-at-least="0.1979in" fo:background-color="#0F111A"/>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fo:hyphenate="true"/>
    </style:style>
    <style:style style:name="P81" style:parent-style-name="Normal" style:family="paragraph">
      <style:paragraph-properties style:vertical-align="auto" style:line-height-at-least="0.1979in" fo:background-color="#0F111A"/>
      <style:text-properties fo:hyphenate="true"/>
    </style:style>
    <style:style style:name="T82"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83"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84"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85"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86"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87"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88"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89" style:parent-style-name="Policepardéfaut" style:family="text">
      <style:text-properties style:font-name="Consolas" style:font-name-asian="Times New Roman" style:font-name-complex="Times New Roman" fo:color="#82AAFF" style:letter-kerning="false" fo:font-size="10.5pt" style:font-size-asian="10.5pt" style:font-size-complex="10.5pt" style:language-asian="fr" style:country-asian="FR" style:language-complex="ar" style:country-complex="SA"/>
    </style:style>
    <style:style style:name="T90"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91"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92"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93"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94" style:parent-style-name="Policepardéfaut" style:family="text">
      <style:text-properties style:font-name="Consolas" style:font-name-asian="Times New Roman" style:font-name-complex="Times New Roman" fo:color="#FF5370" style:letter-kerning="false" fo:font-size="10.5pt" style:font-size-asian="10.5pt" style:font-size-complex="10.5pt" style:language-asian="fr" style:country-asian="FR" style:language-complex="ar" style:country-complex="SA"/>
    </style:style>
    <style:style style:name="T95"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96"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97"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98" style:parent-style-name="Normal" style:family="paragraph">
      <style:paragraph-properties style:vertical-align="auto" style:line-height-at-least="0.1979in" fo:background-color="#0F111A"/>
      <style:text-properties fo:hyphenate="true"/>
    </style:style>
    <style:style style:name="T99"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00"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101"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02"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103"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04"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fo:language="fr" fo:country="FR" style:language-asian="fr" style:country-asian="FR" style:language-complex="ar" style:country-complex="SA"/>
    </style:style>
    <style:style style:name="T105"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06" style:parent-style-name="Policepardéfaut" style:family="text">
      <style:text-properties style:font-name="Consolas" style:font-name-asian="Times New Roman" style:font-name-complex="Times New Roman" fo:color="#82AAFF" style:letter-kerning="false" fo:font-size="10.5pt" style:font-size-asian="10.5pt" style:font-size-complex="10.5pt" fo:language="fr" fo:country="FR" style:language-asian="fr" style:country-asian="FR" style:language-complex="ar" style:country-complex="SA"/>
    </style:style>
    <style:style style:name="T107"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108" style:parent-style-name="Policepardéfaut" style:family="text">
      <style:text-properties style:font-name="Consolas" style:font-name-asian="Times New Roman" style:font-name-complex="Times New Roman" fo:color="#F78C6C" style:letter-kerning="false" fo:font-size="10.5pt" style:font-size-asian="10.5pt" style:font-size-complex="10.5pt" fo:language="fr" fo:country="FR" style:language-asian="fr" style:country-asian="FR" style:language-complex="ar" style:country-complex="SA"/>
    </style:style>
    <style:style style:name="T109"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110"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11" style:parent-style-name="Policepardéfaut" style:family="text">
      <style:text-properties style:font-name="Consolas" style:font-name-asian="Times New Roman" style:font-name-complex="Times New Roman" fo:color="#F78C6C" style:letter-kerning="false" fo:font-size="10.5pt" style:font-size-asian="10.5pt" style:font-size-complex="10.5pt" fo:language="fr" fo:country="FR" style:language-asian="fr" style:country-asian="FR" style:language-complex="ar" style:country-complex="SA"/>
    </style:style>
    <style:style style:name="T112"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113" style:parent-style-name="Normal" style:family="paragraph">
      <style:paragraph-properties style:vertical-align="auto" style:line-height-at-least="0.1979in" fo:background-color="#0F111A"/>
      <style:text-properties fo:hyphenate="true"/>
    </style:style>
    <style:style style:name="T114"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15"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116" style:parent-style-name="Normal" style:family="paragraph">
      <style:paragraph-properties style:vertical-align="auto" style:line-height-at-least="0.1979in" fo:background-color="#0F111A"/>
      <style:text-properties fo:hyphenate="true"/>
    </style:style>
    <style:style style:name="T117"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118" style:parent-style-name="Standard" style:family="paragraph">
      <style:text-properties style:font-name="Cabin" fo:language="fr" fo:country="FR"/>
    </style:style>
    <style:style style:name="P119" style:parent-style-name="Standard" style:family="paragraph">
      <style:text-properties style:font-name="Cabin" fo:language="fr" fo:country="FR"/>
    </style:style>
    <style:style style:name="P120" style:parent-style-name="Standard" style:family="paragraph">
      <style:paragraph-properties fo:text-align="justify"/>
    </style:style>
    <style:style style:name="T121" style:parent-style-name="Policepardéfaut" style:family="text">
      <style:text-properties style:font-name="Cabin" fo:language="fr" fo:country="FR"/>
    </style:style>
    <style:style style:name="T122" style:parent-style-name="Policepardéfaut" style:family="text">
      <style:text-properties style:font-name="Courier" fo:language="fr" fo:country="FR"/>
    </style:style>
    <style:style style:name="T123" style:parent-style-name="Policepardéfaut" style:family="text">
      <style:text-properties style:font-name="Cabin" fo:language="fr" fo:country="FR"/>
    </style:style>
    <style:style style:name="T124" style:parent-style-name="Policepardéfaut" style:family="text">
      <style:text-properties style:font-name="Courier" fo:language="fr" fo:country="FR"/>
    </style:style>
    <style:style style:name="T125" style:parent-style-name="Policepardéfaut" style:family="text">
      <style:text-properties style:font-name="Cabin" fo:language="fr" fo:country="FR"/>
    </style:style>
    <style:style style:name="T126" style:parent-style-name="Policepardéfaut" style:family="text">
      <style:text-properties style:font-name="Courier" fo:language="fr" fo:country="FR"/>
    </style:style>
    <style:style style:name="T127" style:parent-style-name="Policepardéfaut" style:family="text">
      <style:text-properties style:font-name="Cabin" fo:language="fr" fo:country="FR"/>
    </style:style>
    <style:style style:name="P128" style:parent-style-name="Standard" style:family="paragraph">
      <style:text-properties style:font-name="Cabin" fo:language="fr" fo:country="FR"/>
    </style:style>
    <style:style style:name="T129" style:parent-style-name="Policepardéfaut" style:family="text">
      <style:text-properties style:font-name="Cabin" fo:language="fr" fo:country="FR"/>
    </style:style>
    <style:style style:name="T130" style:parent-style-name="Policepardéfaut" style:family="text">
      <style:text-properties style:font-name="Courier" fo:language="fr" fo:country="FR"/>
    </style:style>
    <style:style style:name="P131" style:parent-style-name="Normal" style:family="paragraph">
      <style:paragraph-properties style:vertical-align="auto" style:line-height-at-least="0.1979in" fo:background-color="#0F111A"/>
      <style:text-properties fo:hyphenate="true"/>
    </style:style>
    <style:style style:name="T132"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33"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134"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35"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136"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37" style:parent-style-name="Policepardéfaut" style:family="text">
      <style:text-properties style:font-name="Consolas" style:font-name-asian="Times New Roman" style:font-name-complex="Times New Roman" fo:color="#82AAFF" style:letter-kerning="false" fo:font-size="10.5pt" style:font-size-asian="10.5pt" style:font-size-complex="10.5pt" style:language-asian="fr" style:country-asian="FR" style:language-complex="ar" style:country-complex="SA"/>
    </style:style>
    <style:style style:name="T138"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139" style:parent-style-name="Normal" style:family="paragraph">
      <style:paragraph-properties style:vertical-align="auto" style:line-height-at-least="0.1979in" fo:background-color="#0F111A"/>
      <style:text-properties fo:hyphenate="true"/>
    </style:style>
    <style:style style:name="T140"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41"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142"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43"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144"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45"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146" style:parent-style-name="Normal" style:family="paragraph">
      <style:paragraph-properties style:vertical-align="auto" style:line-height-at-least="0.1979in" fo:background-color="#0F111A"/>
      <style:text-properties fo:hyphenate="true"/>
    </style:style>
    <style:style style:name="T147"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48"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style:language-asian="fr" style:country-asian="FR" style:language-complex="ar" style:country-complex="SA"/>
    </style:style>
    <style:style style:name="T149"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150"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51"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152" style:parent-style-name="Policepardéfaut" style:family="text">
      <style:text-properties style:font-name="Consolas" style:font-name-asian="Times New Roman" style:font-name-complex="Times New Roman" fo:color="#F78C6C" style:letter-kerning="false" fo:font-size="10.5pt" style:font-size-asian="10.5pt" style:font-size-complex="10.5pt" style:language-asian="fr" style:country-asian="FR" style:language-complex="ar" style:country-complex="SA"/>
    </style:style>
    <style:style style:name="T153"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154" style:parent-style-name="Normal" style:family="paragraph">
      <style:paragraph-properties style:vertical-align="auto" style:line-height-at-least="0.1979in" fo:background-color="#0F111A"/>
      <style:text-properties fo:hyphenate="true"/>
    </style:style>
    <style:style style:name="T155"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56"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157"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58"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159" style:parent-style-name="Policepardéfaut" style:family="text">
      <style:text-properties style:font-name="Consolas" style:font-name-asian="Times New Roman" style:font-name-complex="Times New Roman" fo:color="#C3E88D" style:letter-kerning="false" fo:font-size="10.5pt" style:font-size-asian="10.5pt" style:font-size-complex="10.5pt" style:language-asian="fr" style:country-asian="FR" style:language-complex="ar" style:country-complex="SA"/>
    </style:style>
    <style:style style:name="T160"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161"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62"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163"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64"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165"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66"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167" style:parent-style-name="Policepardéfaut" style:family="text">
      <style:text-properties style:font-name="Consolas" style:font-name-asian="Times New Roman" style:font-name-complex="Times New Roman" fo:color="#C3E88D" style:letter-kerning="false" fo:font-size="10.5pt" style:font-size-asian="10.5pt" style:font-size-complex="10.5pt" style:language-asian="fr" style:country-asian="FR" style:language-complex="ar" style:country-complex="SA"/>
    </style:style>
    <style:style style:name="T168"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169" style:parent-style-name="Normal" style:family="paragraph">
      <style:paragraph-properties style:vertical-align="auto" style:line-height-at-least="0.1979in" fo:background-color="#0F111A"/>
      <style:text-properties fo:hyphenate="true"/>
    </style:style>
    <style:style style:name="T170"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71"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style:language-asian="fr" style:country-asian="FR" style:language-complex="ar" style:country-complex="SA"/>
    </style:style>
    <style:style style:name="T172"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73"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style:language-asian="fr" style:country-asian="FR" style:language-complex="ar" style:country-complex="SA"/>
    </style:style>
    <style:style style:name="T174"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175"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76"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177" style:parent-style-name="Policepardéfaut" style:family="text">
      <style:text-properties style:font-name="Consolas" style:font-name-asian="Times New Roman" style:font-name-complex="Times New Roman" fo:color="#F78C6C" style:letter-kerning="false" fo:font-size="10.5pt" style:font-size-asian="10.5pt" style:font-size-complex="10.5pt" style:language-asian="fr" style:country-asian="FR" style:language-complex="ar" style:country-complex="SA"/>
    </style:style>
    <style:style style:name="T178"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179" style:parent-style-name="Normal" style:family="paragraph">
      <style:paragraph-properties style:vertical-align="auto" style:line-height-at-least="0.1979in" fo:background-color="#0F111A"/>
      <style:text-properties fo:hyphenate="true"/>
    </style:style>
    <style:style style:name="T180"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81"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182"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83"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184"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85"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186" style:parent-style-name="Policepardéfaut" style:family="text">
      <style:text-properties style:font-name="Consolas" style:font-name-asian="Times New Roman" style:font-name-complex="Times New Roman" fo:color="#C3E88D" style:letter-kerning="false" fo:font-size="10.5pt" style:font-size-asian="10.5pt" style:font-size-complex="10.5pt" style:language-asian="fr" style:country-asian="FR" style:language-complex="ar" style:country-complex="SA"/>
    </style:style>
    <style:style style:name="T187"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188" style:parent-style-name="Normal" style:family="paragraph">
      <style:paragraph-properties style:vertical-align="auto" style:line-height-at-least="0.1979in" fo:background-color="#0F111A"/>
      <style:text-properties fo:hyphenate="true"/>
    </style:style>
    <style:style style:name="T189"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90"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style:language-asian="fr" style:country-asian="FR" style:language-complex="ar" style:country-complex="SA"/>
    </style:style>
    <style:style style:name="T191"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192" style:parent-style-name="Normal" style:family="paragraph">
      <style:paragraph-properties style:vertical-align="auto" style:line-height-at-least="0.1979in" fo:background-color="#0F111A"/>
      <style:text-properties fo:hyphenate="true"/>
    </style:style>
    <style:style style:name="T193"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94"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style:language-asian="fr" style:country-asian="FR" style:language-complex="ar" style:country-complex="SA"/>
    </style:style>
    <style:style style:name="T195"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96"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197"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98"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199" style:parent-style-name="Policepardéfaut" style:family="text">
      <style:text-properties style:font-name="Consolas" style:font-name-asian="Times New Roman" style:font-name-complex="Times New Roman" fo:color="#F78C6C" style:letter-kerning="false" fo:font-size="10.5pt" style:font-size-asian="10.5pt" style:font-size-complex="10.5pt" style:language-asian="fr" style:country-asian="FR" style:language-complex="ar" style:country-complex="SA"/>
    </style:style>
    <style:style style:name="T200"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201" style:parent-style-name="Normal" style:family="paragraph">
      <style:paragraph-properties style:vertical-align="auto" style:line-height-at-least="0.1979in" fo:background-color="#0F111A"/>
      <style:text-properties fo:hyphenate="true"/>
    </style:style>
    <style:style style:name="T202"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203"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style:language-asian="fr" style:country-asian="FR" style:language-complex="ar" style:country-complex="SA"/>
    </style:style>
    <style:style style:name="T204"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205"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206" style:parent-style-name="Policepardéfaut" style:family="text">
      <style:text-properties style:font-name="Consolas" style:font-name-asian="Times New Roman" style:font-name-complex="Times New Roman" fo:color="#C3E88D" style:letter-kerning="false" fo:font-size="10.5pt" style:font-size-asian="10.5pt" style:font-size-complex="10.5pt" style:language-asian="fr" style:country-asian="FR" style:language-complex="ar" style:country-complex="SA"/>
    </style:style>
    <style:style style:name="T207"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208" style:parent-style-name="Normal" style:family="paragraph">
      <style:paragraph-properties style:vertical-align="auto" style:line-height-at-least="0.1979in" fo:background-color="#0F111A"/>
      <style:text-properties fo:hyphenate="true"/>
    </style:style>
    <style:style style:name="T209"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210"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211"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212"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213" style:parent-style-name="Normal" style:family="paragraph">
      <style:paragraph-properties style:vertical-align="auto" style:line-height-at-least="0.1979in" fo:background-color="#0F111A"/>
      <style:text-properties fo:hyphenate="true"/>
    </style:style>
    <style:style style:name="T214"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215"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216" style:parent-style-name="Normal" style:family="paragraph">
      <style:paragraph-properties style:vertical-align="auto" style:line-height-at-least="0.1979in" fo:background-color="#0F111A"/>
      <style:text-properties fo:hyphenate="true"/>
    </style:style>
    <style:style style:name="T217"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218"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style:language-asian="fr" style:country-asian="FR" style:language-complex="ar" style:country-complex="SA"/>
    </style:style>
    <style:style style:name="T219"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220"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221"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222" style:parent-style-name="Policepardéfaut" style:family="text">
      <style:text-properties style:font-name="Consolas" style:font-name-asian="Times New Roman" style:font-name-complex="Times New Roman" fo:color="#F78C6C" style:letter-kerning="false" fo:font-size="10.5pt" style:font-size-asian="10.5pt" style:font-size-complex="10.5pt" style:language-asian="fr" style:country-asian="FR" style:language-complex="ar" style:country-complex="SA"/>
    </style:style>
    <style:style style:name="T223"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224" style:parent-style-name="Normal" style:family="paragraph">
      <style:paragraph-properties style:vertical-align="auto" style:line-height-at-least="0.1979in" fo:background-color="#0F111A"/>
      <style:text-properties fo:hyphenate="true"/>
    </style:style>
    <style:style style:name="T225"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226"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227"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228"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229" style:parent-style-name="Normal" style:family="paragraph">
      <style:paragraph-properties style:vertical-align="auto" style:line-height-at-least="0.1979in" fo:background-color="#0F111A"/>
      <style:text-properties fo:hyphenate="true"/>
    </style:style>
    <style:style style:name="T230"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231"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style:language-asian="fr" style:country-asian="FR" style:language-complex="ar" style:country-complex="SA"/>
    </style:style>
    <style:style style:name="P232" style:parent-style-name="Normal" style:family="paragraph">
      <style:paragraph-properties style:vertical-align="auto" style:line-height-at-least="0.1979in" fo:background-color="#0F111A"/>
      <style:text-properties fo:hyphenate="true"/>
    </style:style>
    <style:style style:name="T233"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234"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235"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236"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237"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238"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239" style:parent-style-name="Normal" style:family="paragraph">
      <style:paragraph-properties style:vertical-align="auto" style:line-height-at-least="0.1979in" fo:background-color="#0F111A"/>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fo:hyphenate="true"/>
    </style:style>
    <style:style style:name="P240" style:parent-style-name="Normal" style:family="paragraph">
      <style:paragraph-properties style:vertical-align="auto" style:line-height-at-least="0.1979in" fo:background-color="#0F111A"/>
      <style:text-properties fo:hyphenate="true"/>
    </style:style>
    <style:style style:name="T241"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242"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fo:language="fr" fo:country="FR" style:language-asian="fr" style:country-asian="FR" style:language-complex="ar" style:country-complex="SA"/>
    </style:style>
    <style:style style:name="T243"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244"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245"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246"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247" style:parent-style-name="Normal" style:family="paragraph">
      <style:paragraph-properties style:vertical-align="auto" style:line-height-at-least="0.1979in" fo:background-color="#0F111A"/>
      <style:text-properties fo:hyphenate="true"/>
    </style:style>
    <style:style style:name="T248"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249"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250" style:parent-style-name="Standard" style:family="paragraph">
      <style:text-properties style:font-name="Cabin" fo:language="fr" fo:country="FR"/>
    </style:style>
    <style:style style:name="P251" style:parent-style-name="Standard" style:family="paragraph">
      <style:text-properties style:font-name="Cabin" fo:language="fr" fo:country="FR"/>
    </style:style>
    <style:style style:name="P252" style:parent-style-name="Standard" style:family="paragraph">
      <style:paragraph-properties fo:text-align="justify"/>
    </style:style>
    <style:style style:name="T253" style:parent-style-name="Policepardéfaut" style:family="text">
      <style:text-properties style:font-name="Cabin" fo:language="fr" fo:country="FR"/>
    </style:style>
    <style:style style:name="T254" style:parent-style-name="Policepardéfaut" style:family="text">
      <style:text-properties style:font-name="Courier" fo:language="fr" fo:country="FR"/>
    </style:style>
    <style:style style:name="T255" style:parent-style-name="Policepardéfaut" style:family="text">
      <style:text-properties style:font-name="Cabin" fo:language="fr" fo:country="FR"/>
    </style:style>
    <style:style style:name="T256" style:parent-style-name="Policepardéfaut" style:family="text">
      <style:text-properties style:font-name="Cabin" fo:font-style="italic" style:font-style-asian="italic" style:font-style-complex="italic" fo:language="fr" fo:country="FR"/>
    </style:style>
    <style:style style:name="T257" style:parent-style-name="Policepardéfaut" style:family="text">
      <style:text-properties style:font-name="Cabin" fo:language="fr" fo:country="FR"/>
    </style:style>
    <style:style style:name="T258" style:parent-style-name="Policepardéfaut" style:family="text">
      <style:text-properties style:font-name="Cabin" fo:font-style="italic" style:font-style-asian="italic" style:font-style-complex="italic" fo:language="fr" fo:country="FR"/>
    </style:style>
    <style:style style:name="T259" style:parent-style-name="Policepardéfaut" style:family="text">
      <style:text-properties style:font-name="Cabin" fo:language="fr" fo:country="FR"/>
    </style:style>
    <style:style style:name="P260" style:parent-style-name="Standard" style:family="paragraph">
      <style:paragraph-properties fo:text-align="justify"/>
      <style:text-properties style:font-name="Cabin" fo:language="fr" fo:country="FR"/>
    </style:style>
    <style:style style:name="T261" style:parent-style-name="Policepardéfaut" style:family="text">
      <style:text-properties style:font-name="Cabin" fo:language="fr" fo:country="FR"/>
    </style:style>
    <style:style style:name="T262" style:parent-style-name="Policepardéfaut" style:family="text">
      <style:text-properties style:font-name="Cabin" fo:language="fr" fo:country="FR"/>
    </style:style>
    <style:style style:name="T263" style:parent-style-name="Policepardéfaut" style:family="text">
      <style:text-properties style:font-name="Courier" fo:language="fr" fo:country="FR"/>
    </style:style>
    <style:style style:name="P264" style:parent-style-name="Normal" style:family="paragraph">
      <style:paragraph-properties style:vertical-align="auto" style:line-height-at-least="0.1979in" fo:background-color="#0F111A"/>
      <style:text-properties fo:hyphenate="true"/>
    </style:style>
    <style:style style:name="T265"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266"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267"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268"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269"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270"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271"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272"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273"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274"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275" style:parent-style-name="Standard" style:family="paragraph">
      <style:text-properties style:font-name="Cabin"/>
    </style:style>
    <style:style style:name="P276" style:parent-style-name="Standard" style:family="paragraph">
      <style:text-properties style:font-name="Cabin" fo:language="fr" fo:country="FR"/>
    </style:style>
    <style:style style:name="P277" style:parent-style-name="Normal" style:family="paragraph">
      <style:paragraph-properties style:vertical-align="auto" style:line-height-at-least="0.1979in" fo:background-color="#0F111A"/>
      <style:text-properties fo:hyphenate="true"/>
    </style:style>
    <style:style style:name="T278"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279"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280"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281"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282"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283" style:parent-style-name="Policepardéfaut" style:family="text">
      <style:text-properties style:font-name="Consolas" style:font-name-asian="Times New Roman" style:font-name-complex="Times New Roman" fo:color="#82AAFF" style:letter-kerning="false" fo:font-size="10.5pt" style:font-size-asian="10.5pt" style:font-size-complex="10.5pt" style:language-asian="fr" style:country-asian="FR" style:language-complex="ar" style:country-complex="SA"/>
    </style:style>
    <style:style style:name="T284"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285" style:parent-style-name="Normal" style:family="paragraph">
      <style:paragraph-properties style:vertical-align="auto" style:line-height-at-least="0.1979in" fo:background-color="#0F111A"/>
      <style:text-properties fo:hyphenate="true"/>
    </style:style>
    <style:style style:name="T286"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287"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style:language-asian="fr" style:country-asian="FR" style:language-complex="ar" style:country-complex="SA"/>
    </style:style>
    <style:style style:name="T288"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289"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290" style:parent-style-name="Normal" style:family="paragraph">
      <style:paragraph-properties style:vertical-align="auto" style:line-height-at-least="0.1979in" fo:background-color="#0F111A"/>
      <style:text-properties fo:hyphenate="true"/>
    </style:style>
    <style:style style:name="T291"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292"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293" style:parent-style-name="Normal" style:family="paragraph">
      <style:paragraph-properties style:vertical-align="auto" style:line-height-at-least="0.1979in" fo:background-color="#0F111A"/>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fo:hyphenate="true"/>
    </style:style>
    <style:style style:name="P294" style:parent-style-name="Normal" style:family="paragraph">
      <style:paragraph-properties style:vertical-align="auto" style:line-height-at-least="0.1979in" fo:background-color="#0F111A"/>
      <style:text-properties fo:hyphenate="true"/>
    </style:style>
    <style:style style:name="T295"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296"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297"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298"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299"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300" style:parent-style-name="Policepardéfaut" style:family="text">
      <style:text-properties style:font-name="Consolas" style:font-name-asian="Times New Roman" style:font-name-complex="Times New Roman" fo:color="#82AAFF" style:letter-kerning="false" fo:font-size="10.5pt" style:font-size-asian="10.5pt" style:font-size-complex="10.5pt" style:language-asian="fr" style:country-asian="FR" style:language-complex="ar" style:country-complex="SA"/>
    </style:style>
    <style:style style:name="T301"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302" style:parent-style-name="Normal" style:family="paragraph">
      <style:paragraph-properties style:vertical-align="auto" style:line-height-at-least="0.1979in" fo:background-color="#0F111A"/>
      <style:text-properties fo:hyphenate="true"/>
    </style:style>
    <style:style style:name="T303"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304"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style:language-asian="fr" style:country-asian="FR" style:language-complex="ar" style:country-complex="SA"/>
    </style:style>
    <style:style style:name="T305"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306"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307" style:parent-style-name="Normal" style:family="paragraph">
      <style:paragraph-properties style:vertical-align="auto" style:line-height-at-least="0.1979in" fo:background-color="#0F111A"/>
      <style:text-properties fo:hyphenate="true"/>
    </style:style>
    <style:style style:name="T308"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309"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310" style:parent-style-name="Standard" style:family="paragraph">
      <style:text-properties style:font-name="Cabin" fo:language="fr" fo:country="FR"/>
    </style:style>
    <style:style style:name="P311" style:parent-style-name="Standard" style:family="paragraph">
      <style:paragraph-properties fo:text-align="justify"/>
      <style:text-properties style:font-name="Cabin" fo:language="fr" fo:country="FR"/>
    </style:style>
    <style:style style:name="P312" style:parent-style-name="Standard" style:family="paragraph">
      <style:paragraph-properties fo:text-align="justify"/>
    </style:style>
    <style:style style:name="T313" style:parent-style-name="Policepardéfaut" style:family="text">
      <style:text-properties style:font-name="Cabin" fo:language="fr" fo:country="FR"/>
    </style:style>
    <style:style style:name="T314" style:parent-style-name="Policepardéfaut" style:family="text">
      <style:text-properties style:font-name="Courier" fo:language="fr" fo:country="FR"/>
    </style:style>
    <style:style style:name="T315" style:parent-style-name="Policepardéfaut" style:family="text">
      <style:text-properties style:font-name="Cabin" fo:language="fr" fo:country="FR"/>
    </style:style>
    <style:style style:name="T316" style:parent-style-name="Policepardéfaut" style:family="text">
      <style:text-properties style:font-name="Cabin" fo:language="fr" fo:country="FR"/>
    </style:style>
    <style:style style:name="P317" style:parent-style-name="Standard" style:family="paragraph">
      <style:paragraph-properties fo:text-align="justify"/>
      <style:text-properties style:font-name="Cabin" fo:language="fr" fo:country="FR"/>
    </style:style>
    <style:style style:name="T318" style:parent-style-name="Policepardéfaut" style:family="text">
      <style:text-properties style:font-name="Cabin" fo:language="fr" fo:country="FR"/>
    </style:style>
    <style:style style:name="T319" style:parent-style-name="Policepardéfaut" style:family="text">
      <style:text-properties style:font-name="Courier" fo:language="fr" fo:country="FR"/>
    </style:style>
    <style:style style:name="P320" style:parent-style-name="Normal" style:family="paragraph">
      <style:paragraph-properties style:vertical-align="auto" style:line-height-at-least="0.1979in" fo:background-color="#0F111A"/>
      <style:text-properties fo:hyphenate="true"/>
    </style:style>
    <style:style style:name="T321"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322"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323"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324"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325"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326" style:parent-style-name="Policepardéfaut" style:family="text">
      <style:text-properties style:font-name="Consolas" style:font-name-asian="Times New Roman" style:font-name-complex="Times New Roman" fo:color="#82AAFF" style:letter-kerning="false" fo:font-size="10.5pt" style:font-size-asian="10.5pt" style:font-size-complex="10.5pt" fo:language="fr" fo:country="FR" style:language-asian="fr" style:country-asian="FR" style:language-complex="ar" style:country-complex="SA"/>
    </style:style>
    <style:style style:name="T327"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328"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329"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330" style:parent-style-name="Policepardéfaut" style:family="text">
      <style:text-properties style:font-name="Consolas" style:font-name-asian="Times New Roman" style:font-name-complex="Times New Roman" fo:color="#FF5370" style:letter-kerning="false" fo:font-size="10.5pt" style:font-size-asian="10.5pt" style:font-size-complex="10.5pt" fo:language="fr" fo:country="FR" style:language-asian="fr" style:country-asian="FR" style:language-complex="ar" style:country-complex="SA"/>
    </style:style>
    <style:style style:name="T331"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332" style:parent-style-name="Normal" style:family="paragraph">
      <style:paragraph-properties style:vertical-align="auto" style:line-height-at-least="0.1979in" fo:background-color="#0F111A"/>
      <style:text-properties fo:hyphenate="true"/>
    </style:style>
    <style:style style:name="T333"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334"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style:language-asian="fr" style:country-asian="FR" style:language-complex="ar" style:country-complex="SA"/>
    </style:style>
    <style:style style:name="T335"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336"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style:language-asian="fr" style:country-asian="FR" style:language-complex="ar" style:country-complex="SA"/>
    </style:style>
    <style:style style:name="T337"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338" style:parent-style-name="Policepardéfaut" style:family="text">
      <style:text-properties style:font-name="Consolas" style:font-name-asian="Times New Roman" style:font-name-complex="Times New Roman" fo:color="#82AAFF" style:letter-kerning="false" fo:font-size="10.5pt" style:font-size-asian="10.5pt" style:font-size-complex="10.5pt" style:language-asian="fr" style:country-asian="FR" style:language-complex="ar" style:country-complex="SA"/>
    </style:style>
    <style:style style:name="T339"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340"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341"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342"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343"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344"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345"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346"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347"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348" style:parent-style-name="Normal" style:family="paragraph">
      <style:paragraph-properties style:vertical-align="auto" style:line-height-at-least="0.1979in" fo:background-color="#0F111A"/>
      <style:text-properties fo:hyphenate="true"/>
    </style:style>
    <style:style style:name="T349"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350"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351" style:parent-style-name="Standard" style:family="paragraph">
      <style:text-properties style:font-name="Cabin" fo:language="fr" fo:country="FR"/>
    </style:style>
    <style:style style:name="P352" style:parent-style-name="Standard" style:family="paragraph">
      <style:text-properties style:font-name="Cabin" fo:language="fr" fo:country="FR"/>
    </style:style>
    <style:style style:name="P353" style:parent-style-name="Standard" style:family="paragraph">
      <style:paragraph-properties fo:border="0.0034in solid #000000" fo:padding="0.0138in" style:shadow="none" fo:background-color="#EEEEEE"/>
      <style:text-properties style:font-name="Cabin" fo:language="fr" fo:country="FR"/>
    </style:style>
    <style:style style:name="P354" style:parent-style-name="Standard" style:family="paragraph">
      <style:paragraph-properties fo:border="0.0034in solid #000000" fo:padding="0.0138in" style:shadow="none" fo:background-color="#EEEEEE"/>
      <style:text-properties style:font-name="Cabin" fo:language="fr" fo:country="FR"/>
    </style:style>
    <style:style style:name="P355" style:parent-style-name="Standard" style:family="paragraph">
      <style:text-properties style:font-name="Cabin" fo:language="fr" fo:country="FR"/>
    </style:style>
    <style:style style:name="P356" style:parent-style-name="Standard" style:family="paragraph">
      <style:text-properties style:font-name="Cabin" fo:language="fr" fo:country="FR"/>
    </style:style>
    <style:style style:name="P357" style:parent-style-name="Standard" style:family="paragraph">
      <style:paragraph-properties fo:text-align="justify"/>
      <style:text-properties style:font-name="Cabin" fo:language="fr" fo:country="FR"/>
    </style:style>
    <style:style style:name="T358" style:parent-style-name="Policepardéfaut" style:family="text">
      <style:text-properties style:font-name="Courier" fo:language="fr" fo:country="FR"/>
    </style:style>
    <style:style style:name="T359" style:parent-style-name="Policepardéfaut" style:family="text">
      <style:text-properties style:font-name="Courier" fo:language="fr" fo:country="FR"/>
    </style:style>
    <style:style style:name="T360" style:parent-style-name="Policepardéfaut" style:family="text">
      <style:text-properties style:font-name="Cabin" fo:language="fr" fo:country="FR"/>
    </style:style>
    <style:style style:name="T361" style:parent-style-name="Policepardéfaut" style:family="text">
      <style:text-properties style:font-name="Courier" fo:language="fr" fo:country="FR"/>
    </style:style>
    <style:style style:name="T362" style:parent-style-name="Policepardéfaut" style:family="text">
      <style:text-properties style:font-name="Cabin" fo:language="fr" fo:country="FR"/>
    </style:style>
    <style:style style:name="T363" style:parent-style-name="Policepardéfaut" style:family="text">
      <style:text-properties style:font-name="Courier" fo:language="fr" fo:country="FR"/>
    </style:style>
    <style:style style:name="T364" style:parent-style-name="Policepardéfaut" style:family="text">
      <style:text-properties style:font-name="Cabin" fo:language="fr" fo:country="FR"/>
    </style:style>
    <style:style style:name="P365" style:parent-style-name="Standard" style:family="paragraph">
      <style:text-properties style:font-name="Cabin" fo:language="fr" fo:country="FR"/>
    </style:style>
    <style:style style:name="T366" style:parent-style-name="Policepardéfaut" style:family="text">
      <style:text-properties style:font-name="Cabin" fo:language="fr" fo:country="FR"/>
    </style:style>
    <style:style style:name="T367" style:parent-style-name="Policepardéfaut" style:family="text">
      <style:text-properties style:font-name="Courier" fo:language="fr" fo:country="FR"/>
    </style:style>
    <style:style style:name="P368" style:parent-style-name="Normal" style:family="paragraph">
      <style:paragraph-properties style:vertical-align="auto" style:line-height-at-least="0.1979in" fo:background-color="#0F111A"/>
      <style:text-properties fo:hyphenate="true"/>
    </style:style>
    <style:style style:name="T369"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370"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371"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372"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373"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374" style:parent-style-name="Policepardéfaut" style:family="text">
      <style:text-properties style:font-name="Consolas" style:font-name-asian="Times New Roman" style:font-name-complex="Times New Roman" fo:color="#82AAFF" style:letter-kerning="false" fo:font-size="10.5pt" style:font-size-asian="10.5pt" style:font-size-complex="10.5pt" style:language-asian="fr" style:country-asian="FR" style:language-complex="ar" style:country-complex="SA"/>
    </style:style>
    <style:style style:name="T375"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376"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377"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378" style:parent-style-name="Policepardéfaut" style:family="text">
      <style:text-properties style:font-name="Consolas" style:font-name-asian="Times New Roman" style:font-name-complex="Times New Roman" fo:color="#FF5370" style:letter-kerning="false" fo:font-size="10.5pt" style:font-size-asian="10.5pt" style:font-size-complex="10.5pt" style:language-asian="fr" style:country-asian="FR" style:language-complex="ar" style:country-complex="SA"/>
    </style:style>
    <style:style style:name="T379"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380" style:parent-style-name="Normal" style:family="paragraph">
      <style:paragraph-properties style:vertical-align="auto" style:line-height-at-least="0.1979in" fo:background-color="#0F111A"/>
      <style:text-properties fo:hyphenate="true"/>
    </style:style>
    <style:style style:name="T381"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382"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style:language-asian="fr" style:country-asian="FR" style:language-complex="ar" style:country-complex="SA"/>
    </style:style>
    <style:style style:name="T383"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384"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385"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386"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387"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388"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389"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390"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391"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392"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393"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394"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395"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396"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397"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398"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399"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400"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401" style:parent-style-name="Normal" style:family="paragraph">
      <style:paragraph-properties style:vertical-align="auto" style:line-height-at-least="0.1979in" fo:background-color="#0F111A"/>
      <style:text-properties fo:hyphenate="true"/>
    </style:style>
    <style:style style:name="T402"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403"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404" style:parent-style-name="Standard" style:family="paragraph">
      <style:text-properties style:font-name="Cabin" fo:language="fr" fo:country="FR"/>
    </style:style>
    <style:style style:name="T405" style:parent-style-name="Policepardéfaut" style:family="text">
      <style:text-properties style:font-name="Cabin" fo:language="fr" fo:country="FR"/>
    </style:style>
    <style:style style:name="T406" style:parent-style-name="Policepardéfaut" style:family="text">
      <style:text-properties style:font-name="Courier" fo:language="fr" fo:country="FR"/>
    </style:style>
    <style:style style:name="P407" style:parent-style-name="Normal" style:family="paragraph">
      <style:paragraph-properties style:vertical-align="auto" style:line-height-at-least="0.1979in" fo:background-color="#0F111A"/>
      <style:text-properties fo:hyphenate="true"/>
    </style:style>
    <style:style style:name="T408"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409"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410"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411"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412"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413"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414"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415" style:parent-style-name="Policepardéfaut" style:family="text">
      <style:text-properties style:font-name="Consolas" style:font-name-asian="Times New Roman" style:font-name-complex="Times New Roman" fo:color="#82AAFF" style:letter-kerning="false" fo:font-size="10.5pt" style:font-size-asian="10.5pt" style:font-size-complex="10.5pt" style:language-asian="fr" style:country-asian="FR" style:language-complex="ar" style:country-complex="SA"/>
    </style:style>
    <style:style style:name="T416"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417"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418"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419"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420" style:parent-style-name="Policepardéfaut" style:family="text">
      <style:text-properties style:font-name="Consolas" style:font-name-asian="Times New Roman" style:font-name-complex="Times New Roman" fo:color="#FF5370" style:letter-kerning="false" fo:font-size="10.5pt" style:font-size-asian="10.5pt" style:font-size-complex="10.5pt" style:language-asian="fr" style:country-asian="FR" style:language-complex="ar" style:country-complex="SA"/>
    </style:style>
    <style:style style:name="T421"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422"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423"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424" style:parent-style-name="Normal" style:family="paragraph">
      <style:paragraph-properties style:vertical-align="auto" style:line-height-at-least="0.1979in" fo:background-color="#0F111A"/>
      <style:text-properties fo:hyphenate="true"/>
    </style:style>
    <style:style style:name="T425"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426"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427"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428"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429"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430"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fo:language="fr" fo:country="FR" style:language-asian="fr" style:country-asian="FR" style:language-complex="ar" style:country-complex="SA"/>
    </style:style>
    <style:style style:name="T431"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432" style:parent-style-name="Policepardéfaut" style:family="text">
      <style:text-properties style:font-name="Consolas" style:font-name-asian="Times New Roman" style:font-name-complex="Times New Roman" fo:color="#82AAFF" style:letter-kerning="false" fo:font-size="10.5pt" style:font-size-asian="10.5pt" style:font-size-complex="10.5pt" fo:language="fr" fo:country="FR" style:language-asian="fr" style:country-asian="FR" style:language-complex="ar" style:country-complex="SA"/>
    </style:style>
    <style:style style:name="T433"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434" style:parent-style-name="Policepardéfaut" style:family="text">
      <style:text-properties style:font-name="Consolas" style:font-name-asian="Times New Roman" style:font-name-complex="Times New Roman" fo:color="#F78C6C" style:letter-kerning="false" fo:font-size="10.5pt" style:font-size-asian="10.5pt" style:font-size-complex="10.5pt" fo:language="fr" fo:country="FR" style:language-asian="fr" style:country-asian="FR" style:language-complex="ar" style:country-complex="SA"/>
    </style:style>
    <style:style style:name="T435"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436"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437"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438" style:parent-style-name="Policepardéfaut" style:family="text">
      <style:text-properties style:font-name="Consolas" style:font-name-asian="Times New Roman" style:font-name-complex="Times New Roman" fo:color="#F78C6C" style:letter-kerning="false" fo:font-size="10.5pt" style:font-size-asian="10.5pt" style:font-size-complex="10.5pt" fo:language="fr" fo:country="FR" style:language-asian="fr" style:country-asian="FR" style:language-complex="ar" style:country-complex="SA"/>
    </style:style>
    <style:style style:name="T439"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440" style:parent-style-name="Normal" style:family="paragraph">
      <style:paragraph-properties style:vertical-align="auto" style:line-height-at-least="0.1979in" fo:background-color="#0F111A"/>
      <style:text-properties fo:hyphenate="true"/>
    </style:style>
    <style:style style:name="T441"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442"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443"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444"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445" style:parent-style-name="Policepardéfaut" style:family="text">
      <style:text-properties style:font-name="Consolas" style:font-name-asian="Times New Roman" style:font-name-complex="Times New Roman" fo:color="#82AAFF" style:letter-kerning="false" fo:font-size="10.5pt" style:font-size-asian="10.5pt" style:font-size-complex="10.5pt" fo:language="fr" fo:country="FR" style:language-asian="fr" style:country-asian="FR" style:language-complex="ar" style:country-complex="SA"/>
    </style:style>
    <style:style style:name="T446"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447"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448"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449" style:parent-style-name="Policepardéfaut" style:family="text">
      <style:text-properties style:font-name="Consolas" style:font-name-asian="Times New Roman" style:font-name-complex="Times New Roman" fo:color="#82AAFF" style:letter-kerning="false" fo:font-size="10.5pt" style:font-size-asian="10.5pt" style:font-size-complex="10.5pt" fo:language="fr" fo:country="FR" style:language-asian="fr" style:country-asian="FR" style:language-complex="ar" style:country-complex="SA"/>
    </style:style>
    <style:style style:name="T450"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451" style:parent-style-name="Normal" style:family="paragraph">
      <style:paragraph-properties style:vertical-align="auto" style:line-height-at-least="0.1979in" fo:background-color="#0F111A"/>
      <style:text-properties fo:hyphenate="true"/>
    </style:style>
    <style:style style:name="T452"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453"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454"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455"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456"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457"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458" style:parent-style-name="Policepardéfaut" style:family="text">
      <style:text-properties style:font-name="Consolas" style:font-name-asian="Times New Roman" style:font-name-complex="Times New Roman" fo:color="#82AAFF" style:letter-kerning="false" fo:font-size="10.5pt" style:font-size-asian="10.5pt" style:font-size-complex="10.5pt" fo:language="fr" fo:country="FR" style:language-asian="fr" style:country-asian="FR" style:language-complex="ar" style:country-complex="SA"/>
    </style:style>
    <style:style style:name="T459"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460" style:parent-style-name="Normal" style:family="paragraph">
      <style:paragraph-properties style:vertical-align="auto" style:line-height-at-least="0.1979in" fo:background-color="#0F111A"/>
      <style:text-properties fo:hyphenate="true"/>
    </style:style>
    <style:style style:name="T461"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462"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463"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464"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465" style:parent-style-name="Policepardéfaut" style:family="text">
      <style:text-properties style:font-name="Consolas" style:font-name-asian="Times New Roman" style:font-name-complex="Times New Roman" fo:color="#82AAFF" style:letter-kerning="false" fo:font-size="10.5pt" style:font-size-asian="10.5pt" style:font-size-complex="10.5pt" fo:language="fr" fo:country="FR" style:language-asian="fr" style:country-asian="FR" style:language-complex="ar" style:country-complex="SA"/>
    </style:style>
    <style:style style:name="T466"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467"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468"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469" style:parent-style-name="Policepardéfaut" style:family="text">
      <style:text-properties style:font-name="Consolas" style:font-name-asian="Times New Roman" style:font-name-complex="Times New Roman" fo:color="#82AAFF" style:letter-kerning="false" fo:font-size="10.5pt" style:font-size-asian="10.5pt" style:font-size-complex="10.5pt" fo:language="fr" fo:country="FR" style:language-asian="fr" style:country-asian="FR" style:language-complex="ar" style:country-complex="SA"/>
    </style:style>
    <style:style style:name="T470"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471"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472"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473" style:parent-style-name="Normal" style:family="paragraph">
      <style:paragraph-properties style:vertical-align="auto" style:line-height-at-least="0.1979in" fo:background-color="#0F111A"/>
      <style:text-properties fo:hyphenate="true"/>
    </style:style>
    <style:style style:name="T474"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475"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476" style:parent-style-name="Normal" style:family="paragraph">
      <style:paragraph-properties style:vertical-align="auto" style:line-height-at-least="0.1979in" fo:background-color="#0F111A"/>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fo:hyphenate="true"/>
    </style:style>
    <style:style style:name="P477" style:parent-style-name="Normal" style:family="paragraph">
      <style:paragraph-properties style:vertical-align="auto" style:line-height-at-least="0.1979in" fo:background-color="#0F111A"/>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fo:hyphenate="true"/>
    </style:style>
    <style:style style:name="P478" style:parent-style-name="Normal" style:family="paragraph">
      <style:paragraph-properties style:vertical-align="auto" style:line-height-at-least="0.1979in" fo:background-color="#0F111A"/>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fo:hyphenate="true"/>
    </style:style>
    <style:style style:name="P479" style:parent-style-name="Standard" style:family="paragraph">
      <style:text-properties style:font-name="Cabin" fo:language="fr" fo:country="FR"/>
    </style:style>
    <style:style style:name="P480" style:parent-style-name="Standard" style:family="paragraph">
      <style:text-properties style:font-name="Cabin" fo:language="fr" fo:country="FR"/>
    </style:style>
    <style:style style:name="P481" style:parent-style-name="Standard" style:family="paragraph">
      <style:paragraph-properties fo:text-align="justify"/>
      <style:text-properties style:font-name="Cabin" fo:language="fr" fo:country="FR"/>
    </style:style>
    <style:style style:name="P482" style:parent-style-name="Standard" style:family="paragraph">
      <style:paragraph-properties fo:text-align="justify"/>
      <style:text-properties style:font-name="Cabin" fo:language="fr" fo:country="FR"/>
    </style:style>
    <style:style style:name="T483" style:parent-style-name="Policepardéfaut" style:family="text">
      <style:text-properties style:font-name="Cabin" fo:language="fr" fo:country="FR"/>
    </style:style>
    <style:style style:name="T484" style:parent-style-name="Policepardéfaut" style:family="text">
      <style:text-properties style:font-name="Cabin" style:text-position="super 66.6%" fo:language="fr" fo:country="FR"/>
    </style:style>
    <style:style style:name="T485" style:parent-style-name="Policepardéfaut" style:family="text">
      <style:text-properties style:font-name="Cabin" fo:language="fr" fo:country="FR"/>
    </style:style>
    <style:style style:name="T486" style:parent-style-name="Policepardéfaut" style:family="text">
      <style:text-properties style:font-name="Cabin" style:text-position="super 66.6%" fo:language="fr" fo:country="FR"/>
    </style:style>
    <style:style style:name="T487" style:parent-style-name="Policepardéfaut" style:family="text">
      <style:text-properties style:font-name="Cabin" fo:language="fr" fo:country="FR"/>
    </style:style>
    <style:style style:name="P488" style:parent-style-name="Standard" style:family="paragraph">
      <style:text-properties style:font-name="Cabin" fo:language="fr" fo:country="FR"/>
    </style:style>
    <style:style style:name="P489" style:parent-style-name="Standard" style:family="paragraph">
      <style:text-properties style:font-name="Cabin" fo:language="fr" fo:country="FR"/>
    </style:style>
    <style:style style:name="P490" style:parent-style-name="Standard" style:family="paragraph">
      <style:text-properties style:font-name="Cabin" fo:language="fr" fo:country="FR"/>
    </style:style>
    <style:style style:name="P491" style:parent-style-name="Normal" style:family="paragraph">
      <style:paragraph-properties style:vertical-align="auto" style:line-height-at-least="0.1979in" fo:background-color="#0F111A"/>
      <style:text-properties fo:hyphenate="true"/>
    </style:style>
    <style:style style:name="T492"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493"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494"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495"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496"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497" style:parent-style-name="Policepardéfaut" style:family="text">
      <style:text-properties style:font-name="Consolas" style:font-name-asian="Times New Roman" style:font-name-complex="Times New Roman" fo:color="#82AAFF" style:letter-kerning="false" fo:font-size="10.5pt" style:font-size-asian="10.5pt" style:font-size-complex="10.5pt" style:language-asian="fr" style:country-asian="FR" style:language-complex="ar" style:country-complex="SA"/>
    </style:style>
    <style:style style:name="T498"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499" style:parent-style-name="Normal" style:family="paragraph">
      <style:paragraph-properties style:vertical-align="auto" style:line-height-at-least="0.1979in" fo:background-color="#0F111A"/>
      <style:text-properties fo:hyphenate="true"/>
    </style:style>
    <style:style style:name="T500"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501"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style:language-asian="fr" style:country-asian="FR" style:language-complex="ar" style:country-complex="SA"/>
    </style:style>
    <style:style style:name="T502"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503"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504" style:parent-style-name="Policepardéfaut" style:family="text">
      <style:text-properties style:font-name="Consolas" style:font-name-asian="Times New Roman" style:font-name-complex="Times New Roman" fo:color="#82AAFF" style:letter-kerning="false" fo:font-size="10.5pt" style:font-size-asian="10.5pt" style:font-size-complex="10.5pt" style:language-asian="fr" style:country-asian="FR" style:language-complex="ar" style:country-complex="SA"/>
    </style:style>
    <style:style style:name="T505"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506"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507"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508"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509"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510"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511"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512"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513"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514" style:parent-style-name="Normal" style:family="paragraph">
      <style:paragraph-properties style:vertical-align="auto" style:line-height-at-least="0.1979in" fo:background-color="#0F111A"/>
      <style:text-properties fo:hyphenate="true"/>
    </style:style>
    <style:style style:name="T515"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516"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517" style:parent-style-name="Normal" style:family="paragraph">
      <style:paragraph-properties style:vertical-align="auto" style:line-height-at-least="0.1979in" fo:background-color="#0F111A"/>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fo:hyphenate="true"/>
    </style:style>
    <style:style style:name="P518" style:parent-style-name="Normal" style:family="paragraph">
      <style:paragraph-properties style:vertical-align="auto" style:line-height-at-least="0.1979in" fo:background-color="#0F111A"/>
      <style:text-properties fo:hyphenate="true"/>
    </style:style>
    <style:style style:name="T519"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520"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521"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522"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523"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524" style:parent-style-name="Policepardéfaut" style:family="text">
      <style:text-properties style:font-name="Consolas" style:font-name-asian="Times New Roman" style:font-name-complex="Times New Roman" fo:color="#82AAFF" style:letter-kerning="false" fo:font-size="10.5pt" style:font-size-asian="10.5pt" style:font-size-complex="10.5pt" style:language-asian="fr" style:country-asian="FR" style:language-complex="ar" style:country-complex="SA"/>
    </style:style>
    <style:style style:name="T525"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526" style:parent-style-name="Normal" style:family="paragraph">
      <style:paragraph-properties style:vertical-align="auto" style:line-height-at-least="0.1979in" fo:background-color="#0F111A"/>
      <style:text-properties fo:hyphenate="true"/>
    </style:style>
    <style:style style:name="T527"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528"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style:language-asian="fr" style:country-asian="FR" style:language-complex="ar" style:country-complex="SA"/>
    </style:style>
    <style:style style:name="T529"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530"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531" style:parent-style-name="Policepardéfaut" style:family="text">
      <style:text-properties style:font-name="Consolas" style:font-name-asian="Times New Roman" style:font-name-complex="Times New Roman" fo:color="#82AAFF" style:letter-kerning="false" fo:font-size="10.5pt" style:font-size-asian="10.5pt" style:font-size-complex="10.5pt" style:language-asian="fr" style:country-asian="FR" style:language-complex="ar" style:country-complex="SA"/>
    </style:style>
    <style:style style:name="T532"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533"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534"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535"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536" style:parent-style-name="Policepardéfaut" style:family="text">
      <style:text-properties style:font-name="Consolas" style:font-name-asian="Times New Roman" style:font-name-complex="Times New Roman" fo:color="#82AAFF" style:letter-kerning="false" fo:font-size="10.5pt" style:font-size-asian="10.5pt" style:font-size-complex="10.5pt" style:language-asian="fr" style:country-asian="FR" style:language-complex="ar" style:country-complex="SA"/>
    </style:style>
    <style:style style:name="T537"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538" style:parent-style-name="Normal" style:family="paragraph">
      <style:paragraph-properties style:vertical-align="auto" style:line-height-at-least="0.1979in" fo:background-color="#0F111A"/>
      <style:text-properties fo:hyphenate="true"/>
    </style:style>
    <style:style style:name="T539"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540"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541" style:parent-style-name="Standard" style:family="paragraph">
      <style:text-properties style:font-name="Cabin" fo:language="fr" fo:country="FR"/>
    </style:style>
    <style:style style:name="P542" style:parent-style-name="Standard" style:family="paragraph">
      <style:text-properties style:font-name="Cabin" fo:language="fr" fo:country="FR"/>
    </style:style>
    <style:style style:name="P543" style:parent-style-name="Standard" style:family="paragraph">
      <style:paragraph-properties fo:border="0.0034in solid #000000" fo:padding="0.0138in" style:shadow="none" fo:background-color="#EEEEEE"/>
      <style:text-properties style:font-name="Cabin" fo:language="fr" fo:country="FR"/>
    </style:style>
    <style:style style:name="P544" style:parent-style-name="Standard" style:family="paragraph">
      <style:paragraph-properties fo:border="0.0034in solid #000000" fo:padding="0.0138in" style:shadow="none" fo:background-color="#EEEEEE"/>
      <style:text-properties style:font-name="Cabin" fo:language="fr" fo:country="FR"/>
    </style:style>
    <style:style style:name="P545" style:parent-style-name="Standard" style:family="paragraph">
      <style:text-properties style:font-name="Cabin" fo:language="fr" fo:country="FR"/>
    </style:style>
    <style:style style:name="P546" style:parent-style-name="Standard" style:family="paragraph">
      <style:text-properties style:font-name="Cabin" fo:language="fr" fo:country="FR"/>
    </style:style>
    <style:style style:name="P547" style:parent-style-name="Standard" style:family="paragraph">
      <style:paragraph-properties fo:text-align="justify"/>
      <style:text-properties style:font-name="Cabin" fo:language="fr" fo:country="FR"/>
    </style:style>
    <style:style style:name="P548" style:parent-style-name="Standard" style:family="paragraph">
      <style:paragraph-properties fo:text-align="justify"/>
    </style:style>
    <style:style style:name="T549" style:parent-style-name="Policepardéfaut" style:family="text">
      <style:text-properties style:font-name="Cabin" fo:language="fr" fo:country="FR"/>
    </style:style>
    <style:style style:name="T550" style:parent-style-name="Policepardéfaut" style:family="text">
      <style:text-properties style:font-name="Cabin"/>
    </style:style>
    <style:style style:name="P551" style:parent-style-name="Standard" style:family="paragraph">
      <style:paragraph-properties fo:text-align="justify"/>
      <style:text-properties style:font-name="Cabin"/>
    </style:style>
    <style:style style:name="T552" style:parent-style-name="Policepardéfaut" style:family="text">
      <style:text-properties style:font-name="Cabin"/>
    </style:style>
    <style:style style:name="T553" style:parent-style-name="Policepardéfaut" style:family="text">
      <style:text-properties style:font-name="Cabin" style:text-position="sub 66.6%"/>
    </style:style>
    <style:style style:name="T554" style:parent-style-name="Policepardéfaut" style:family="text">
      <style:text-properties style:font-name="Cabin"/>
    </style:style>
    <style:style style:name="T555" style:parent-style-name="Policepardéfaut" style:family="text">
      <style:text-properties style:font-name="Cabin" style:text-position="sub 66.6%"/>
    </style:style>
    <style:style style:name="T556" style:parent-style-name="Policepardéfaut" style:family="text">
      <style:text-properties style:font-name="Cabin"/>
    </style:style>
    <style:style style:name="T557" style:parent-style-name="Policepardéfaut" style:family="text">
      <style:text-properties style:font-name="Cabin" style:text-position="sub 66.6%"/>
    </style:style>
    <style:style style:name="T558" style:parent-style-name="Policepardéfaut" style:family="text">
      <style:text-properties style:font-name="Cabin"/>
    </style:style>
    <style:style style:name="T559" style:parent-style-name="Policepardéfaut" style:family="text">
      <style:text-properties style:font-name="Cabin" style:text-position="sub 66.6%"/>
    </style:style>
    <style:style style:name="T560" style:parent-style-name="Policepardéfaut" style:family="text">
      <style:text-properties style:font-name="Cabin"/>
    </style:style>
    <style:style style:name="T561" style:parent-style-name="Policepardéfaut" style:family="text">
      <style:text-properties style:font-name="Cabin" style:text-position="sub 66.6%"/>
    </style:style>
    <style:style style:name="T562" style:parent-style-name="Policepardéfaut" style:family="text">
      <style:text-properties style:font-name="Cabin"/>
    </style:style>
    <style:style style:name="T563" style:parent-style-name="Policepardéfaut" style:family="text">
      <style:text-properties style:font-name="Cabin" style:text-position="sub 66.6%"/>
    </style:style>
    <style:style style:name="T564" style:parent-style-name="Policepardéfaut" style:family="text">
      <style:text-properties style:font-name="Cabin"/>
    </style:style>
    <style:style style:name="T565" style:parent-style-name="Policepardéfaut" style:family="text">
      <style:text-properties style:font-name="Cabin" style:text-position="sub 66.6%"/>
    </style:style>
    <style:style style:name="T566" style:parent-style-name="Policepardéfaut" style:family="text">
      <style:text-properties style:font-name="Cabin"/>
    </style:style>
    <style:style style:name="T567" style:parent-style-name="Policepardéfaut" style:family="text">
      <style:text-properties style:font-name="Cabin" style:text-position="sub 66.6%"/>
    </style:style>
    <style:style style:name="T568" style:parent-style-name="Policepardéfaut" style:family="text">
      <style:text-properties style:font-name="Cabin"/>
    </style:style>
    <style:style style:name="T569" style:parent-style-name="Policepardéfaut" style:family="text">
      <style:text-properties style:font-name="Cabin"/>
    </style:style>
    <style:style style:name="T570" style:parent-style-name="Policepardéfaut" style:family="text">
      <style:text-properties style:font-name="Cabin" style:text-position="sub 66.6%"/>
    </style:style>
    <style:style style:name="T571" style:parent-style-name="Policepardéfaut" style:family="text">
      <style:text-properties style:font-name="Cabin"/>
    </style:style>
    <style:style style:name="T572" style:parent-style-name="Policepardéfaut" style:family="text">
      <style:text-properties style:font-name="Cabin" style:text-position="sub 66.6%"/>
    </style:style>
    <style:style style:name="T573" style:parent-style-name="Policepardéfaut" style:family="text">
      <style:text-properties style:font-name="Cabin"/>
    </style:style>
    <style:style style:name="T574" style:parent-style-name="Policepardéfaut" style:family="text">
      <style:text-properties style:font-name="Cabin" style:text-position="sub 66.6%"/>
    </style:style>
    <style:style style:name="T575" style:parent-style-name="Policepardéfaut" style:family="text">
      <style:text-properties style:font-name="Cabin"/>
    </style:style>
    <style:style style:name="T576" style:parent-style-name="Policepardéfaut" style:family="text">
      <style:text-properties style:font-name="Cabin" style:text-position="sub 66.6%"/>
    </style:style>
    <style:style style:name="T577" style:parent-style-name="Policepardéfaut" style:family="text">
      <style:text-properties style:font-name="Cabin"/>
    </style:style>
    <style:style style:name="T578" style:parent-style-name="Policepardéfaut" style:family="text">
      <style:text-properties style:font-name="Cabin" style:text-position="sub 66.6%"/>
    </style:style>
    <style:style style:name="T579" style:parent-style-name="Policepardéfaut" style:family="text">
      <style:text-properties style:font-name="Cabin"/>
    </style:style>
    <style:style style:name="T580" style:parent-style-name="Policepardéfaut" style:family="text">
      <style:text-properties style:font-name="Cabin" style:text-position="sub 66.6%"/>
    </style:style>
    <style:style style:name="T581" style:parent-style-name="Policepardéfaut" style:family="text">
      <style:text-properties style:font-name="Cabin"/>
    </style:style>
    <style:style style:name="T582" style:parent-style-name="Policepardéfaut" style:family="text">
      <style:text-properties style:font-name="Cabin" style:text-position="sub 66.6%"/>
    </style:style>
    <style:style style:name="T583" style:parent-style-name="Policepardéfaut" style:family="text">
      <style:text-properties style:font-name="Cabin"/>
    </style:style>
    <style:style style:name="T584" style:parent-style-name="Policepardéfaut" style:family="text">
      <style:text-properties style:font-name="Cabin" style:text-position="sub 66.6%"/>
    </style:style>
    <style:style style:name="T585" style:parent-style-name="Policepardéfaut" style:family="text">
      <style:text-properties style:font-name="Cabin"/>
    </style:style>
    <style:style style:name="T586" style:parent-style-name="Policepardéfaut" style:family="text">
      <style:text-properties style:font-name="Cabin" style:text-position="sub 66.6%"/>
    </style:style>
    <style:style style:name="T587" style:parent-style-name="Policepardéfaut" style:family="text">
      <style:text-properties style:font-name="Cabin"/>
    </style:style>
    <style:style style:name="T588" style:parent-style-name="Policepardéfaut" style:family="text">
      <style:text-properties style:font-name="Cabin" style:text-position="sub 66.6%"/>
    </style:style>
    <style:style style:name="T589" style:parent-style-name="Policepardéfaut" style:family="text">
      <style:text-properties style:font-name="Cabin"/>
    </style:style>
    <style:style style:name="T590" style:parent-style-name="Policepardéfaut" style:family="text">
      <style:text-properties style:font-name="Cabin" style:text-position="sub 66.6%"/>
    </style:style>
    <style:style style:name="T591" style:parent-style-name="Policepardéfaut" style:family="text">
      <style:text-properties style:font-name="Cabin"/>
    </style:style>
    <style:style style:name="T592" style:parent-style-name="Policepardéfaut" style:family="text">
      <style:text-properties style:font-name="Cabin" style:text-position="sub 66.6%"/>
    </style:style>
    <style:style style:name="T593" style:parent-style-name="Policepardéfaut" style:family="text">
      <style:text-properties style:font-name="Cabin"/>
    </style:style>
    <style:style style:name="P594" style:parent-style-name="Standard" style:family="paragraph">
      <style:text-properties style:font-name="Cabin"/>
    </style:style>
    <style:style style:name="P595" style:parent-style-name="Standard" style:family="paragraph">
      <style:text-properties style:font-name="Cabin" fo:language="fr" fo:country="FR"/>
    </style:style>
    <style:style style:name="P596" style:parent-style-name="Normal" style:family="paragraph">
      <style:paragraph-properties style:vertical-align="auto" style:line-height-at-least="0.1979in" fo:background-color="#0F111A"/>
      <style:text-properties fo:hyphenate="true"/>
    </style:style>
    <style:style style:name="T597"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598"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599"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600"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601"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602" style:parent-style-name="Policepardéfaut" style:family="text">
      <style:text-properties style:font-name="Consolas" style:font-name-asian="Times New Roman" style:font-name-complex="Times New Roman" fo:color="#82AAFF" style:letter-kerning="false" fo:font-size="10.5pt" style:font-size-asian="10.5pt" style:font-size-complex="10.5pt" style:language-asian="fr" style:country-asian="FR" style:language-complex="ar" style:country-complex="SA"/>
    </style:style>
    <style:style style:name="T603"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604"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605"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606"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607" style:parent-style-name="Policepardéfaut" style:family="text">
      <style:text-properties style:font-name="Consolas" style:font-name-asian="Times New Roman" style:font-name-complex="Times New Roman" fo:color="#FF5370" style:letter-kerning="false" fo:font-size="10.5pt" style:font-size-asian="10.5pt" style:font-size-complex="10.5pt" style:language-asian="fr" style:country-asian="FR" style:language-complex="ar" style:country-complex="SA"/>
    </style:style>
    <style:style style:name="T608"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609" style:parent-style-name="Normal" style:family="paragraph">
      <style:paragraph-properties style:vertical-align="auto" style:line-height-at-least="0.1979in" fo:background-color="#0F111A"/>
      <style:text-properties fo:hyphenate="true"/>
    </style:style>
    <style:style style:name="T610"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611"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style:language-asian="fr" style:country-asian="FR" style:language-complex="ar" style:country-complex="SA"/>
    </style:style>
    <style:style style:name="T612"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613"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style:language-asian="fr" style:country-asian="FR" style:language-complex="ar" style:country-complex="SA"/>
    </style:style>
    <style:style style:name="T614"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615" style:parent-style-name="Policepardéfaut" style:family="text">
      <style:text-properties style:font-name="Consolas" style:font-name-asian="Times New Roman" style:font-name-complex="Times New Roman" fo:color="#82AAFF" style:letter-kerning="false" fo:font-size="10.5pt" style:font-size-asian="10.5pt" style:font-size-complex="10.5pt" style:language-asian="fr" style:country-asian="FR" style:language-complex="ar" style:country-complex="SA"/>
    </style:style>
    <style:style style:name="T616"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617"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618"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619"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620"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621"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622"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623"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624"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625"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626"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627"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628"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629" style:parent-style-name="Normal" style:family="paragraph">
      <style:paragraph-properties style:vertical-align="auto" style:line-height-at-least="0.1979in" fo:background-color="#0F111A"/>
      <style:text-properties fo:hyphenate="true"/>
    </style:style>
    <style:style style:name="T630"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631"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632" style:parent-style-name="Normal" style:family="paragraph">
      <style:paragraph-properties style:vertical-align="auto" style:line-height-at-least="0.1979in" fo:background-color="#0F111A"/>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fo:hyphenate="true"/>
    </style:style>
    <style:style style:name="P633" style:parent-style-name="Normal" style:family="paragraph">
      <style:paragraph-properties style:vertical-align="auto" style:line-height-at-least="0.1979in" fo:background-color="#0F111A"/>
      <style:text-properties fo:hyphenate="true"/>
    </style:style>
    <style:style style:name="T634"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635"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636"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637"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638"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639" style:parent-style-name="Policepardéfaut" style:family="text">
      <style:text-properties style:font-name="Consolas" style:font-name-asian="Times New Roman" style:font-name-complex="Times New Roman" fo:color="#82AAFF" style:letter-kerning="false" fo:font-size="10.5pt" style:font-size-asian="10.5pt" style:font-size-complex="10.5pt" fo:language="fr" fo:country="FR" style:language-asian="fr" style:country-asian="FR" style:language-complex="ar" style:country-complex="SA"/>
    </style:style>
    <style:style style:name="T640"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641"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642"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643"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644" style:parent-style-name="Policepardéfaut" style:family="text">
      <style:text-properties style:font-name="Consolas" style:font-name-asian="Times New Roman" style:font-name-complex="Times New Roman" fo:color="#FF5370" style:letter-kerning="false" fo:font-size="10.5pt" style:font-size-asian="10.5pt" style:font-size-complex="10.5pt" fo:language="fr" fo:country="FR" style:language-asian="fr" style:country-asian="FR" style:language-complex="ar" style:country-complex="SA"/>
    </style:style>
    <style:style style:name="T645"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646" style:parent-style-name="Normal" style:family="paragraph">
      <style:paragraph-properties style:vertical-align="auto" style:line-height-at-least="0.1979in" fo:background-color="#0F111A"/>
      <style:text-properties fo:hyphenate="true"/>
    </style:style>
    <style:style style:name="T647"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648"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style:language-asian="fr" style:country-asian="FR" style:language-complex="ar" style:country-complex="SA"/>
    </style:style>
    <style:style style:name="T649"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650"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style:language-asian="fr" style:country-asian="FR" style:language-complex="ar" style:country-complex="SA"/>
    </style:style>
    <style:style style:name="T651"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652" style:parent-style-name="Policepardéfaut" style:family="text">
      <style:text-properties style:font-name="Consolas" style:font-name-asian="Times New Roman" style:font-name-complex="Times New Roman" fo:color="#82AAFF" style:letter-kerning="false" fo:font-size="10.5pt" style:font-size-asian="10.5pt" style:font-size-complex="10.5pt" style:language-asian="fr" style:country-asian="FR" style:language-complex="ar" style:country-complex="SA"/>
    </style:style>
    <style:style style:name="T653"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654"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655"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656"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657"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658"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659"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660"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661"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662"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663"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664"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665"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666"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667"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668"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669"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670"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671"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672"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673"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674"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675"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676"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677"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678" style:parent-style-name="Normal" style:family="paragraph">
      <style:paragraph-properties style:vertical-align="auto" style:line-height-at-least="0.1979in" fo:background-color="#0F111A"/>
      <style:text-properties fo:hyphenate="true"/>
    </style:style>
    <style:style style:name="T679"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680"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681" style:parent-style-name="Standard" style:family="paragraph">
      <style:text-properties style:font-name="Cabin" fo:language="fr" fo:country="FR"/>
    </style:style>
    <style:style style:name="P682" style:parent-style-name="Standard" style:family="paragraph">
      <style:text-properties style:font-name="Cabin" fo:language="fr" fo:country="FR"/>
    </style:style>
    <style:style style:name="P683" style:parent-style-name="Standard" style:family="paragraph">
      <style:paragraph-properties fo:text-align="justify"/>
    </style:style>
    <style:style style:name="T684" style:parent-style-name="Policepardéfaut" style:family="text">
      <style:text-properties style:font-name="Cabin" fo:language="fr" fo:country="FR"/>
    </style:style>
    <style:style style:name="T685" style:parent-style-name="Policepardéfaut" style:family="text">
      <style:text-properties style:font-name="Courier" fo:language="fr" fo:country="FR"/>
    </style:style>
    <style:style style:name="T686" style:parent-style-name="Policepardéfaut" style:family="text">
      <style:text-properties style:font-name="Cabin" fo:language="fr" fo:country="FR"/>
    </style:style>
    <style:style style:name="T687" style:parent-style-name="Policepardéfaut" style:family="text">
      <style:text-properties style:font-name="Cabin" fo:language="fr" fo:country="FR"/>
    </style:style>
    <style:style style:name="T688" style:parent-style-name="Policepardéfaut" style:family="text">
      <style:text-properties style:font-name="Cabin" fo:language="fr" fo:country="FR"/>
    </style:style>
    <style:style style:name="T689" style:parent-style-name="Policepardéfaut" style:family="text">
      <style:text-properties style:font-name="Courier" fo:language="fr" fo:country="FR"/>
    </style:style>
    <style:style style:name="T690" style:parent-style-name="Policepardéfaut" style:family="text">
      <style:text-properties style:font-name="Cabin" fo:language="fr" fo:country="FR"/>
    </style:style>
    <style:style style:name="T691" style:parent-style-name="Policepardéfaut" style:family="text">
      <style:text-properties style:font-name="Courier" fo:language="fr" fo:country="FR"/>
    </style:style>
    <style:style style:name="T692" style:parent-style-name="Policepardéfaut" style:family="text">
      <style:text-properties style:font-name="Cabin" fo:language="fr" fo:country="FR"/>
    </style:style>
    <style:style style:name="T693" style:parent-style-name="Policepardéfaut" style:family="text">
      <style:text-properties style:font-name="Cabin" fo:language="fr" fo:country="FR"/>
    </style:style>
    <style:style style:name="T694" style:parent-style-name="Policepardéfaut" style:family="text">
      <style:text-properties style:font-name="Cabin" fo:language="fr" fo:country="FR"/>
    </style:style>
    <style:style style:name="P695" style:parent-style-name="Standard" style:family="paragraph">
      <style:text-properties style:font-name="Cabin" fo:language="fr" fo:country="FR"/>
    </style:style>
    <style:style style:name="T696" style:parent-style-name="Policepardéfaut" style:family="text">
      <style:text-properties style:font-name="Cabin" fo:language="fr" fo:country="FR"/>
    </style:style>
    <style:style style:name="T697" style:parent-style-name="Policepardéfaut" style:family="text">
      <style:text-properties style:font-name="Courier" fo:language="fr" fo:country="FR"/>
    </style:style>
    <style:style style:name="P698" style:parent-style-name="Normal" style:family="paragraph">
      <style:paragraph-properties style:vertical-align="auto" style:line-height-at-least="0.1979in" fo:background-color="#0F111A"/>
      <style:text-properties fo:hyphenate="true"/>
    </style:style>
    <style:style style:name="T699"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700"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701"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702"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703"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704"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705" style:parent-style-name="Policepardéfaut" style:family="text">
      <style:text-properties style:font-name="Consolas" style:font-name-asian="Times New Roman" style:font-name-complex="Times New Roman" fo:color="#FFCB6B" style:letter-kerning="false" fo:font-size="10.5pt" style:font-size-asian="10.5pt" style:font-size-complex="10.5pt" style:language-asian="fr" style:country-asian="FR" style:language-complex="ar" style:country-complex="SA"/>
    </style:style>
    <style:style style:name="T706"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707"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708" style:parent-style-name="Normal" style:family="paragraph">
      <style:paragraph-properties style:vertical-align="auto" style:line-height-at-least="0.1979in" fo:background-color="#0F111A"/>
      <style:text-properties fo:hyphenate="true"/>
    </style:style>
    <style:style style:name="T709"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710"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711"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712"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713"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714"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715" style:parent-style-name="Normal" style:family="paragraph">
      <style:paragraph-properties style:vertical-align="auto" style:line-height-at-least="0.1979in" fo:background-color="#0F111A"/>
      <style:text-properties fo:hyphenate="true"/>
    </style:style>
    <style:style style:name="T716"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717"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718"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719"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720"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721"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722"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723"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724" style:parent-style-name="Normal" style:family="paragraph">
      <style:paragraph-properties style:vertical-align="auto" style:line-height-at-least="0.1979in" fo:background-color="#0F111A"/>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fo:hyphenate="true"/>
    </style:style>
    <style:style style:name="P725" style:parent-style-name="Normal" style:family="paragraph">
      <style:paragraph-properties style:vertical-align="auto" style:line-height-at-least="0.1979in" fo:background-color="#0F111A"/>
      <style:text-properties fo:hyphenate="true"/>
    </style:style>
    <style:style style:name="T726"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727"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728"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729" style:parent-style-name="Policepardéfaut" style:family="text">
      <style:text-properties style:font-name="Consolas" style:font-name-asian="Times New Roman" style:font-name-complex="Times New Roman" fo:color="#82AAFF" style:letter-kerning="false" fo:font-size="10.5pt" style:font-size-asian="10.5pt" style:font-size-complex="10.5pt" style:language-asian="fr" style:country-asian="FR" style:language-complex="ar" style:country-complex="SA"/>
    </style:style>
    <style:style style:name="T730"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731"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732"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733" style:parent-style-name="Policepardéfaut" style:family="text">
      <style:text-properties style:font-name="Consolas" style:font-name-asian="Times New Roman" style:font-name-complex="Times New Roman" fo:color="#FF5370" style:letter-kerning="false" fo:font-size="10.5pt" style:font-size-asian="10.5pt" style:font-size-complex="10.5pt" style:language-asian="fr" style:country-asian="FR" style:language-complex="ar" style:country-complex="SA"/>
    </style:style>
    <style:style style:name="T734"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735" style:parent-style-name="Normal" style:family="paragraph">
      <style:paragraph-properties style:vertical-align="auto" style:line-height-at-least="0.1979in" fo:background-color="#0F111A"/>
      <style:text-properties fo:hyphenate="true"/>
    </style:style>
    <style:style style:name="T736"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737"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738"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739"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740" style:parent-style-name="Normal" style:family="paragraph">
      <style:paragraph-properties style:vertical-align="auto" style:line-height-at-least="0.1979in" fo:background-color="#0F111A"/>
      <style:text-properties fo:hyphenate="true"/>
    </style:style>
    <style:style style:name="T741"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742"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743"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744" style:parent-style-name="Policepardéfaut" style:family="text">
      <style:text-properties style:font-name="Consolas" style:font-name-asian="Times New Roman" style:font-name-complex="Times New Roman" fo:color="#F78C6C" style:letter-kerning="false" fo:font-size="10.5pt" style:font-size-asian="10.5pt" style:font-size-complex="10.5pt" style:language-asian="fr" style:country-asian="FR" style:language-complex="ar" style:country-complex="SA"/>
    </style:style>
    <style:style style:name="T745"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746" style:parent-style-name="Normal" style:family="paragraph">
      <style:paragraph-properties style:vertical-align="auto" style:line-height-at-least="0.1979in" fo:background-color="#0F111A"/>
      <style:text-properties fo:hyphenate="true"/>
    </style:style>
    <style:style style:name="T747"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748"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749" style:parent-style-name="Normal" style:family="paragraph">
      <style:paragraph-properties style:vertical-align="auto" style:line-height-at-least="0.1979in" fo:background-color="#0F111A"/>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fo:hyphenate="true"/>
    </style:style>
    <style:style style:name="P750" style:parent-style-name="Normal" style:family="paragraph">
      <style:paragraph-properties style:vertical-align="auto" style:line-height-at-least="0.1979in" fo:background-color="#0F111A"/>
      <style:text-properties fo:hyphenate="true"/>
    </style:style>
    <style:style style:name="T751"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752"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753"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754"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755"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756" style:parent-style-name="Policepardéfaut" style:family="text">
      <style:text-properties style:font-name="Consolas" style:font-name-asian="Times New Roman" style:font-name-complex="Times New Roman" fo:color="#82AAFF" style:letter-kerning="false" fo:font-size="10.5pt" style:font-size-asian="10.5pt" style:font-size-complex="10.5pt" style:language-asian="fr" style:country-asian="FR" style:language-complex="ar" style:country-complex="SA"/>
    </style:style>
    <style:style style:name="T757"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758"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759"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760" style:parent-style-name="Policepardéfaut" style:family="text">
      <style:text-properties style:font-name="Consolas" style:font-name-asian="Times New Roman" style:font-name-complex="Times New Roman" fo:color="#FF5370" style:letter-kerning="false" fo:font-size="10.5pt" style:font-size-asian="10.5pt" style:font-size-complex="10.5pt" style:language-asian="fr" style:country-asian="FR" style:language-complex="ar" style:country-complex="SA"/>
    </style:style>
    <style:style style:name="T761"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762"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763"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764"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765" style:parent-style-name="Policepardéfaut" style:family="text">
      <style:text-properties style:font-name="Consolas" style:font-name-asian="Times New Roman" style:font-name-complex="Times New Roman" fo:color="#FF5370" style:letter-kerning="false" fo:font-size="10.5pt" style:font-size-asian="10.5pt" style:font-size-complex="10.5pt" style:language-asian="fr" style:country-asian="FR" style:language-complex="ar" style:country-complex="SA"/>
    </style:style>
    <style:style style:name="T766"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767"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768"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769"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770" style:parent-style-name="Policepardéfaut" style:family="text">
      <style:text-properties style:font-name="Consolas" style:font-name-asian="Times New Roman" style:font-name-complex="Times New Roman" fo:color="#FF5370" style:letter-kerning="false" fo:font-size="10.5pt" style:font-size-asian="10.5pt" style:font-size-complex="10.5pt" style:language-asian="fr" style:country-asian="FR" style:language-complex="ar" style:country-complex="SA"/>
    </style:style>
    <style:style style:name="T771"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772"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773"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774"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775" style:parent-style-name="Policepardéfaut" style:family="text">
      <style:text-properties style:font-name="Consolas" style:font-name-asian="Times New Roman" style:font-name-complex="Times New Roman" fo:color="#FF5370" style:letter-kerning="false" fo:font-size="10.5pt" style:font-size-asian="10.5pt" style:font-size-complex="10.5pt" style:language-asian="fr" style:country-asian="FR" style:language-complex="ar" style:country-complex="SA"/>
    </style:style>
    <style:style style:name="T776"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777" style:parent-style-name="Normal" style:family="paragraph">
      <style:paragraph-properties style:vertical-align="auto" style:line-height-at-least="0.1979in" fo:background-color="#0F111A"/>
      <style:text-properties fo:hyphenate="true"/>
    </style:style>
    <style:style style:name="T778"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779"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780"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781"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782" style:parent-style-name="Policepardéfaut" style:family="text">
      <style:text-properties style:font-name="Consolas" style:font-name-asian="Times New Roman" style:font-name-complex="Times New Roman" fo:color="#C3E88D" style:letter-kerning="false" fo:font-size="10.5pt" style:font-size-asian="10.5pt" style:font-size-complex="10.5pt" style:language-asian="fr" style:country-asian="FR" style:language-complex="ar" style:country-complex="SA"/>
    </style:style>
    <style:style style:name="T783"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784"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785"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786"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787"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788"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789" style:parent-style-name="Policepardéfaut" style:family="text">
      <style:text-properties style:font-name="Consolas" style:font-name-asian="Times New Roman" style:font-name-complex="Times New Roman" fo:color="#C3E88D" style:letter-kerning="false" fo:font-size="10.5pt" style:font-size-asian="10.5pt" style:font-size-complex="10.5pt" style:language-asian="fr" style:country-asian="FR" style:language-complex="ar" style:country-complex="SA"/>
    </style:style>
    <style:style style:name="T790"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791"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792"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793"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794"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795"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796"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797"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798"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799"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800"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801" style:parent-style-name="Policepardéfaut" style:family="text">
      <style:text-properties style:font-name="Consolas" style:font-name-asian="Times New Roman" style:font-name-complex="Times New Roman" fo:color="#C3E88D" style:letter-kerning="false" fo:font-size="10.5pt" style:font-size-asian="10.5pt" style:font-size-complex="10.5pt" style:language-asian="fr" style:country-asian="FR" style:language-complex="ar" style:country-complex="SA"/>
    </style:style>
    <style:style style:name="T802"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803"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804"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805"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806"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807" style:parent-style-name="Policepardéfaut" style:family="text">
      <style:text-properties style:font-name="Consolas" style:font-name-asian="Times New Roman" style:font-name-complex="Times New Roman" fo:color="#82AAFF" style:letter-kerning="false" fo:font-size="10.5pt" style:font-size-asian="10.5pt" style:font-size-complex="10.5pt" style:language-asian="fr" style:country-asian="FR" style:language-complex="ar" style:country-complex="SA"/>
    </style:style>
    <style:style style:name="T808"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809"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810"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811"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812"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813" style:parent-style-name="Normal" style:family="paragraph">
      <style:paragraph-properties style:vertical-align="auto" style:line-height-at-least="0.1979in" fo:background-color="#0F111A"/>
      <style:text-properties fo:hyphenate="true"/>
    </style:style>
    <style:style style:name="T814"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815"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816"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817"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818" style:parent-style-name="Normal" style:family="paragraph">
      <style:paragraph-properties style:vertical-align="auto" style:line-height-at-least="0.1979in" fo:background-color="#0F111A"/>
      <style:text-properties fo:hyphenate="true"/>
    </style:style>
    <style:style style:name="T819"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820"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821" style:parent-style-name="Normal" style:family="paragraph">
      <style:paragraph-properties style:vertical-align="auto" style:line-height-at-least="0.1979in" fo:background-color="#0F111A"/>
      <style:text-properties fo:hyphenate="true"/>
    </style:style>
    <style:style style:name="T822"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823" style:parent-style-name="Policepardéfaut" style:family="text">
      <style:text-properties style:font-name="Courier" fo:language="fr" fo:country="FR"/>
    </style:style>
    <style:style style:name="P824" style:parent-style-name="Standard" style:family="paragraph">
      <style:text-properties style:font-name="Cabin" fo:language="fr" fo:country="FR"/>
    </style:style>
    <style:style style:name="P825" style:parent-style-name="Standard" style:family="paragraph">
      <style:text-properties style:font-name="Cabin" fo:language="fr" fo:country="FR"/>
    </style:style>
    <style:style style:name="P826" style:parent-style-name="Standard" style:family="paragraph">
      <style:paragraph-properties fo:text-align="justify"/>
    </style:style>
    <style:style style:name="T827" style:parent-style-name="Policepardéfaut" style:family="text">
      <style:text-properties style:font-name="Cabin" fo:language="fr" fo:country="FR"/>
    </style:style>
    <style:style style:name="T828" style:parent-style-name="Policepardéfaut" style:family="text">
      <style:text-properties style:font-name="Courier" fo:language="fr" fo:country="FR"/>
    </style:style>
    <style:style style:name="T829" style:parent-style-name="Policepardéfaut" style:family="text">
      <style:text-properties style:font-name="Cabin" fo:language="fr" fo:country="FR"/>
    </style:style>
    <style:style style:name="P830" style:parent-style-name="Standard" style:family="paragraph">
      <style:paragraph-properties fo:text-align="justify"/>
      <style:text-properties style:font-name="Cabin" fo:language="fr" fo:country="FR"/>
    </style:style>
    <style:style style:name="T831" style:parent-style-name="Policepardéfaut" style:family="text">
      <style:text-properties style:font-name="Cabin" fo:language="fr" fo:country="FR"/>
    </style:style>
    <style:style style:name="T832" style:parent-style-name="Policepardéfaut" style:family="text">
      <style:text-properties style:font-name="Cabin" fo:language="fr" fo:country="FR"/>
    </style:style>
    <style:style style:name="T833" style:parent-style-name="Policepardéfaut" style:family="text">
      <style:text-properties style:font-name="Courier" fo:language="fr" fo:country="FR"/>
    </style:style>
    <style:style style:name="P834" style:parent-style-name="Normal" style:family="paragraph">
      <style:paragraph-properties style:vertical-align="auto" style:line-height-at-least="0.1979in" fo:background-color="#0F111A"/>
      <style:text-properties fo:hyphenate="true"/>
    </style:style>
    <style:style style:name="T835"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836"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837"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838"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839"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840" style:parent-style-name="Policepardéfaut" style:family="text">
      <style:text-properties style:font-name="Consolas" style:font-name-asian="Times New Roman" style:font-name-complex="Times New Roman" fo:color="#82AAFF" style:letter-kerning="false" fo:font-size="10.5pt" style:font-size-asian="10.5pt" style:font-size-complex="10.5pt" style:language-asian="fr" style:country-asian="FR" style:language-complex="ar" style:country-complex="SA"/>
    </style:style>
    <style:style style:name="T841"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842" style:parent-style-name="Normal" style:family="paragraph">
      <style:paragraph-properties style:vertical-align="auto" style:line-height-at-least="0.1979in" fo:background-color="#0F111A"/>
      <style:text-properties fo:hyphenate="true"/>
    </style:style>
    <style:style style:name="T843"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844"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style:language-asian="fr" style:country-asian="FR" style:language-complex="ar" style:country-complex="SA"/>
    </style:style>
    <style:style style:name="T845"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846"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style:language-asian="fr" style:country-asian="FR" style:language-complex="ar" style:country-complex="SA"/>
    </style:style>
    <style:style style:name="T847"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848" style:parent-style-name="Policepardéfaut" style:family="text">
      <style:text-properties style:font-name="Consolas" style:font-name-asian="Times New Roman" style:font-name-complex="Times New Roman" fo:color="#82AAFF" style:letter-kerning="false" fo:font-size="10.5pt" style:font-size-asian="10.5pt" style:font-size-complex="10.5pt" style:language-asian="fr" style:country-asian="FR" style:language-complex="ar" style:country-complex="SA"/>
    </style:style>
    <style:style style:name="T849"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850"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851"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852" style:parent-style-name="Normal" style:family="paragraph">
      <style:paragraph-properties style:vertical-align="auto" style:line-height-at-least="0.1979in" fo:background-color="#0F111A"/>
      <style:text-properties fo:hyphenate="true"/>
    </style:style>
    <style:style style:name="T853"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854"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855" style:parent-style-name="Standard" style:family="paragraph">
      <style:text-properties style:font-name="Cabin" fo:language="fr" fo:country="FR"/>
    </style:style>
    <style:style style:name="P856" style:parent-style-name="Standard" style:family="paragraph">
      <style:paragraph-properties fo:text-align="justify"/>
      <style:text-properties style:font-name="Cabin" fo:language="fr" fo:country="FR"/>
    </style:style>
    <style:style style:name="P857" style:parent-style-name="Standard" style:family="paragraph">
      <style:paragraph-properties fo:text-align="justify"/>
      <style:text-properties style:font-name="Cabin" fo:language="fr" fo:country="FR"/>
    </style:style>
    <style:style style:name="P858" style:parent-style-name="Standard" style:family="paragraph">
      <style:paragraph-properties fo:text-align="justify"/>
      <style:text-properties style:font-name="Cabin" fo:language="fr" fo:country="FR"/>
    </style:style>
    <style:style style:name="P859" style:parent-style-name="Standard" style:family="paragraph">
      <style:text-properties style:font-name="Cabin" fo:language="fr" fo:country="FR"/>
    </style:style>
    <style:style style:name="P860" style:parent-style-name="Normal" style:family="paragraph">
      <style:paragraph-properties style:vertical-align="auto" style:line-height-at-least="0.1979in" fo:background-color="#0F111A"/>
      <style:text-properties fo:hyphenate="true"/>
    </style:style>
    <style:style style:name="T861"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862"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863"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864" style:parent-style-name="Policepardéfaut" style:family="text">
      <style:text-properties style:font-name="Consolas" style:font-name-asian="Times New Roman" style:font-name-complex="Times New Roman" fo:color="#82AAFF" style:letter-kerning="false" fo:font-size="10.5pt" style:font-size-asian="10.5pt" style:font-size-complex="10.5pt" fo:language="fr" fo:country="FR" style:language-asian="fr" style:country-asian="FR" style:language-complex="ar" style:country-complex="SA"/>
    </style:style>
    <style:style style:name="T865"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866" style:parent-style-name="Normal" style:family="paragraph">
      <style:paragraph-properties style:vertical-align="auto" style:line-height-at-least="0.1979in" fo:background-color="#0F111A"/>
      <style:text-properties fo:hyphenate="true"/>
    </style:style>
    <style:style style:name="T867"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868"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869"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870"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871" style:parent-style-name="Normal" style:family="paragraph">
      <style:paragraph-properties style:vertical-align="auto" style:line-height-at-least="0.1979in" fo:background-color="#0F111A"/>
      <style:text-properties fo:hyphenate="true"/>
    </style:style>
    <style:style style:name="T872"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873"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874"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875" style:parent-style-name="Policepardéfaut" style:family="text">
      <style:text-properties style:font-name="Consolas" style:font-name-asian="Times New Roman" style:font-name-complex="Times New Roman" fo:color="#F78C6C" style:letter-kerning="false" fo:font-size="10.5pt" style:font-size-asian="10.5pt" style:font-size-complex="10.5pt" fo:language="fr" fo:country="FR" style:language-asian="fr" style:country-asian="FR" style:language-complex="ar" style:country-complex="SA"/>
    </style:style>
    <style:style style:name="T876"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877" style:parent-style-name="Normal" style:family="paragraph">
      <style:paragraph-properties style:vertical-align="auto" style:line-height-at-least="0.1979in" fo:background-color="#0F111A"/>
      <style:text-properties fo:hyphenate="true"/>
    </style:style>
    <style:style style:name="T878"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879"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880" style:parent-style-name="Standard" style:family="paragraph">
      <style:text-properties style:font-name="Cabin" fo:language="fr" fo:country="FR"/>
    </style:style>
    <style:style style:name="P881" style:parent-style-name="Standard" style:family="paragraph">
      <style:paragraph-properties fo:text-align="justify"/>
      <style:text-properties style:font-name="Cabin" fo:language="fr" fo:country="FR"/>
    </style:style>
    <style:style style:name="P882" style:parent-style-name="Standard" style:family="paragraph">
      <style:paragraph-properties fo:text-align="justify"/>
    </style:style>
    <style:style style:name="T883" style:parent-style-name="Policepardéfaut" style:family="text">
      <style:text-properties style:font-name="Cabin" fo:language="fr" fo:country="FR"/>
    </style:style>
    <style:style style:name="T884" style:parent-style-name="Policepardéfaut" style:family="text">
      <style:text-properties style:font-name="Courier" fo:language="fr" fo:country="FR"/>
    </style:style>
    <style:style style:name="T885" style:parent-style-name="Policepardéfaut" style:family="text">
      <style:text-properties style:font-name="Cabin" fo:language="fr" fo:country="FR"/>
    </style:style>
    <style:style style:name="T886" style:parent-style-name="Policepardéfaut" style:family="text">
      <style:text-properties style:font-name="Cabin" fo:language="fr" fo:country="FR"/>
    </style:style>
    <style:style style:name="P887" style:parent-style-name="Standard" style:family="paragraph">
      <style:text-properties style:font-name="Cabin" fo:language="fr" fo:country="FR"/>
    </style:style>
    <style:style style:name="P888" style:parent-style-name="Standard" style:family="paragraph">
      <style:text-properties style:font-name="Cabin" fo:language="fr" fo:country="FR"/>
    </style:style>
    <style:style style:name="P889" style:parent-style-name="Normal" style:family="paragraph">
      <style:paragraph-properties style:vertical-align="auto" style:line-height-at-least="0.1979in" fo:background-color="#0F111A"/>
      <style:text-properties fo:hyphenate="true"/>
    </style:style>
    <style:style style:name="T890"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891"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892"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893"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894"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895" style:parent-style-name="Policepardéfaut" style:family="text">
      <style:text-properties style:font-name="Consolas" style:font-name-asian="Times New Roman" style:font-name-complex="Times New Roman" fo:color="#82AAFF" style:letter-kerning="false" fo:font-size="10.5pt" style:font-size-asian="10.5pt" style:font-size-complex="10.5pt" style:language-asian="fr" style:country-asian="FR" style:language-complex="ar" style:country-complex="SA"/>
    </style:style>
    <style:style style:name="T896"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897"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898"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899" style:parent-style-name="Policepardéfaut" style:family="text">
      <style:text-properties style:font-name="Consolas" style:font-name-asian="Times New Roman" style:font-name-complex="Times New Roman" fo:color="#FF5370" style:letter-kerning="false" fo:font-size="10.5pt" style:font-size-asian="10.5pt" style:font-size-complex="10.5pt" style:language-asian="fr" style:country-asian="FR" style:language-complex="ar" style:country-complex="SA"/>
    </style:style>
    <style:style style:name="T900"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901" style:parent-style-name="Normal" style:family="paragraph">
      <style:paragraph-properties style:vertical-align="auto" style:line-height-at-least="0.1979in" fo:background-color="#0F111A"/>
      <style:text-properties fo:hyphenate="true"/>
    </style:style>
    <style:style style:name="T902"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903"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904"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905"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906"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907" style:parent-style-name="Normal" style:family="paragraph">
      <style:paragraph-properties style:vertical-align="auto" style:line-height-at-least="0.1979in" fo:background-color="#0F111A"/>
      <style:text-properties fo:hyphenate="true"/>
    </style:style>
    <style:style style:name="T908"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909"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910" style:parent-style-name="Normal" style:family="paragraph">
      <style:paragraph-properties style:vertical-align="auto" style:line-height-at-least="0.1979in" fo:background-color="#0F111A"/>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fo:hyphenate="true"/>
    </style:style>
    <style:style style:name="P911" style:parent-style-name="Normal" style:family="paragraph">
      <style:paragraph-properties style:vertical-align="auto" style:line-height-at-least="0.1979in" fo:background-color="#0F111A"/>
      <style:text-properties fo:hyphenate="true"/>
    </style:style>
    <style:style style:name="T912"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913"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914"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915"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916"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917" style:parent-style-name="Policepardéfaut" style:family="text">
      <style:text-properties style:font-name="Consolas" style:font-name-asian="Times New Roman" style:font-name-complex="Times New Roman" fo:color="#82AAFF" style:letter-kerning="false" fo:font-size="10.5pt" style:font-size-asian="10.5pt" style:font-size-complex="10.5pt" style:language-asian="fr" style:country-asian="FR" style:language-complex="ar" style:country-complex="SA"/>
    </style:style>
    <style:style style:name="T918"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919" style:parent-style-name="Normal" style:family="paragraph">
      <style:paragraph-properties style:vertical-align="auto" style:line-height-at-least="0.1979in" fo:background-color="#0F111A"/>
      <style:text-properties fo:hyphenate="true"/>
    </style:style>
    <style:style style:name="T920"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921"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fo:language="fr" fo:country="FR" style:language-asian="fr" style:country-asian="FR" style:language-complex="ar" style:country-complex="SA"/>
    </style:style>
    <style:style style:name="T922"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923"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924" style:parent-style-name="Normal" style:family="paragraph">
      <style:paragraph-properties style:vertical-align="auto" style:line-height-at-least="0.1979in" fo:background-color="#0F111A"/>
      <style:text-properties fo:hyphenate="true"/>
    </style:style>
    <style:style style:name="T925"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926"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927" style:parent-style-name="Standard" style:family="paragraph">
      <style:text-properties style:font-name="Cabin" fo:language="fr" fo:country="FR"/>
    </style:style>
    <style:style style:name="P928" style:parent-style-name="Standard" style:family="paragraph">
      <style:paragraph-properties fo:text-align="justify"/>
      <style:text-properties style:font-name="Cabin" fo:language="fr" fo:country="FR"/>
    </style:style>
    <style:style style:name="P929" style:parent-style-name="Standard" style:family="paragraph">
      <style:text-properties style:font-name="Cabin" fo:language="fr" fo:country="FR"/>
    </style:style>
    <style:style style:name="P930" style:parent-style-name="Standard" style:family="paragraph">
      <style:paragraph-properties fo:text-align="justify"/>
    </style:style>
    <style:style style:name="T931" style:parent-style-name="Policepardéfaut" style:family="text">
      <style:text-properties style:font-name="Cabin" fo:language="fr" fo:country="FR"/>
    </style:style>
    <style:style style:name="T932" style:parent-style-name="Policepardéfaut" style:family="text">
      <style:text-properties style:font-name="Courier" fo:language="fr" fo:country="FR"/>
    </style:style>
    <style:style style:name="T933" style:parent-style-name="Policepardéfaut" style:family="text">
      <style:text-properties style:font-name="Cabin" fo:language="fr" fo:country="FR"/>
    </style:style>
    <style:style style:name="T934" style:parent-style-name="Policepardéfaut" style:family="text">
      <style:text-properties style:font-name="Cabin" fo:language="fr" fo:country="FR"/>
    </style:style>
    <style:style style:name="T935" style:parent-style-name="Policepardéfaut" style:family="text">
      <style:text-properties style:font-name="Courier" fo:language="fr" fo:country="FR"/>
    </style:style>
    <style:style style:name="T936" style:parent-style-name="Policepardéfaut" style:family="text">
      <style:text-properties style:font-name="Cabin" fo:language="fr" fo:country="FR"/>
    </style:style>
    <style:style style:name="P937" style:parent-style-name="Standard" style:family="paragraph">
      <style:paragraph-properties fo:text-align="justify"/>
      <style:text-properties style:font-name="Cabin" fo:language="fr" fo:country="FR"/>
    </style:style>
    <style:style style:name="P938" style:parent-style-name="Standard" style:family="paragraph">
      <style:text-properties style:font-name="Cabin" fo:language="fr" fo:country="FR"/>
    </style:style>
    <style:style style:name="P939" style:parent-style-name="Standard" style:family="paragraph">
      <style:paragraph-properties fo:border="0.0034in solid #000000" fo:padding="0.0138in" style:shadow="none" fo:background-color="#EEEEEE"/>
      <style:text-properties style:font-name="Cabin" fo:language="fr" fo:country="FR"/>
    </style:style>
    <style:style style:name="P940" style:parent-style-name="Standard" style:family="paragraph">
      <style:paragraph-properties fo:border="0.0034in solid #000000" fo:padding="0.0138in" style:shadow="none" fo:background-color="#EEEEEE"/>
      <style:text-properties style:font-name="Cabin" fo:language="fr" fo:country="FR"/>
    </style:style>
    <style:style style:name="P941" style:parent-style-name="Standard" style:family="paragraph">
      <style:text-properties style:font-name="Cabin" fo:language="fr" fo:country="FR"/>
    </style:style>
    <style:style style:name="T942" style:parent-style-name="Policepardéfaut" style:family="text">
      <style:text-properties style:font-name="Cabin" fo:language="fr" fo:country="FR"/>
    </style:style>
    <style:style style:name="T943" style:parent-style-name="Policepardéfaut" style:family="text">
      <style:text-properties style:font-name="Courier" fo:language="fr" fo:country="FR"/>
    </style:style>
    <style:style style:name="P944" style:parent-style-name="Standard" style:family="paragraph">
      <style:paragraph-properties fo:border="0.0034in solid #000000" fo:padding="0.0138in" style:shadow="none" fo:background-color="#EEEEEE"/>
      <style:text-properties style:font-name="Courier" fo:language="fr" fo:country="FR"/>
    </style:style>
    <style:style style:name="P945" style:parent-style-name="Standard" style:family="paragraph">
      <style:paragraph-properties fo:border="0.0034in solid #000000" fo:padding="0.0138in" style:shadow="none" fo:background-color="#EEEEEE"/>
      <style:text-properties style:font-name="Courier" fo:language="fr" fo:country="FR"/>
    </style:style>
    <style:style style:name="P946" style:parent-style-name="Standard" style:family="paragraph">
      <style:paragraph-properties fo:text-align="justify"/>
      <style:text-properties style:font-name="Cabin" fo:language="fr" fo:country="FR"/>
    </style:style>
    <style:style style:name="P947" style:parent-style-name="Standard" style:family="paragraph">
      <style:paragraph-properties fo:text-align="justify"/>
      <style:text-properties style:font-name="Cabin" fo:language="fr" fo:country="FR"/>
    </style:style>
    <style:style style:name="P948" style:parent-style-name="Standard" style:family="paragraph">
      <style:paragraph-properties fo:text-align="justify"/>
    </style:style>
    <style:style style:name="T949" style:parent-style-name="Policepardéfaut" style:family="text">
      <style:text-properties style:font-name="Cabin" fo:language="fr" fo:country="FR"/>
    </style:style>
    <style:style style:name="T950" style:parent-style-name="Policepardéfaut" style:family="text">
      <style:text-properties style:font-name="Courier" fo:language="fr" fo:country="FR"/>
    </style:style>
    <style:style style:name="T951" style:parent-style-name="Policepardéfaut" style:family="text">
      <style:text-properties style:font-name="Cabin" fo:language="fr" fo:country="FR"/>
    </style:style>
    <style:style style:name="P952" style:parent-style-name="Standard" style:family="paragraph">
      <style:paragraph-properties fo:text-align="justify"/>
      <style:text-properties style:font-name="Cabin" fo:language="fr" fo:country="FR"/>
    </style:style>
    <style:style style:name="T953" style:parent-style-name="Policepardéfaut" style:family="text">
      <style:text-properties style:font-name="Cabin" fo:language="fr" fo:country="FR"/>
    </style:style>
    <style:style style:name="T954" style:parent-style-name="Policepardéfaut" style:family="text">
      <style:text-properties style:font-name="Courier" fo:language="fr" fo:country="FR"/>
    </style:style>
    <style:style style:name="P955" style:parent-style-name="Standard" style:family="paragraph">
      <style:paragraph-properties fo:border="0.0034in solid #000000" fo:padding="0.0138in" style:shadow="none" fo:background-color="#EEEEEE"/>
      <style:text-properties style:font-name="Courier" fo:language="fr" fo:country="FR"/>
    </style:style>
    <style:style style:name="P956" style:parent-style-name="Standard" style:family="paragraph">
      <style:paragraph-properties fo:border="0.0034in solid #000000" fo:padding="0.0138in" style:shadow="none" fo:background-color="#EEEEEE"/>
      <style:text-properties style:font-name="Courier" fo:language="fr" fo:country="FR"/>
    </style:style>
    <style:style style:name="P957" style:parent-style-name="Standard" style:family="paragraph">
      <style:paragraph-properties fo:text-align="justify"/>
      <style:text-properties style:font-name="Cabin" fo:language="fr" fo:country="FR"/>
    </style:style>
    <style:style style:name="P958" style:parent-style-name="Standard" style:family="paragraph">
      <style:paragraph-properties fo:text-align="justify"/>
      <style:text-properties style:font-name="Cabin" fo:language="fr" fo:country="FR"/>
    </style:style>
    <style:style style:name="P959" style:parent-style-name="Standard" style:family="paragraph">
      <style:paragraph-properties fo:text-align="justify"/>
      <style:text-properties style:font-name="Cabin" fo:language="fr" fo:country="FR"/>
    </style:style>
    <style:style style:name="P960" style:parent-style-name="Standard" style:family="paragraph">
      <style:paragraph-properties fo:text-align="justify"/>
      <style:text-properties style:font-name="Cabin" fo:language="fr" fo:country="FR"/>
    </style:style>
    <style:style style:name="P961" style:parent-style-name="Standard" style:family="paragraph">
      <style:text-properties style:font-name="Cabin" fo:language="fr" fo:country="FR"/>
    </style:style>
    <style:style style:name="P962" style:parent-style-name="Standard" style:family="paragraph">
      <style:paragraph-properties fo:border="0.0034in solid #000000" fo:padding="0.0138in" style:shadow="none" fo:background-color="#EEEEEE"/>
      <style:text-properties style:font-name="Courier" fo:language="fr" fo:country="FR"/>
    </style:style>
    <style:style style:name="P963" style:parent-style-name="Standard" style:family="paragraph">
      <style:paragraph-properties fo:border="0.0034in solid #000000" fo:padding="0.0138in" style:shadow="none" fo:background-color="#EEEEEE"/>
      <style:text-properties style:font-name="Courier" fo:language="fr" fo:country="FR"/>
    </style:style>
    <style:style style:name="P964" style:parent-style-name="Standard" style:family="paragraph">
      <style:paragraph-properties fo:text-align="justify"/>
      <style:text-properties style:font-name="Cabin" fo:language="fr" fo:country="FR"/>
    </style:style>
    <style:style style:name="P965" style:parent-style-name="Standard" style:family="paragraph">
      <style:paragraph-properties fo:text-align="justify"/>
      <style:text-properties style:font-name="Cabin" fo:language="fr" fo:country="FR"/>
    </style:style>
    <style:style style:name="P966" style:parent-style-name="Standard" style:family="paragraph">
      <style:text-properties style:font-name="Cabin" fo:font-weight="bold" style:font-weight-asian="bold" style:font-weight-complex="bold" fo:language="fr" fo:country="FR"/>
    </style:style>
    <style:style style:name="P967" style:parent-style-name="Standard" style:family="paragraph">
      <style:paragraph-properties fo:border="0.0034in solid #000000" fo:padding="0.0972in" style:shadow="none" fo:background-color="#9999FF"/>
      <style:text-properties style:font-name="Cabin" fo:font-weight="bold" style:font-weight-asian="bold" style:font-weight-complex="bold" fo:language="fr" fo:country="FR"/>
    </style:style>
    <style:style style:name="P968" style:parent-style-name="Standard" style:family="paragraph">
      <style:paragraph-properties fo:border="0.0034in solid #000000" fo:padding="0.0972in" style:shadow="none" fo:background-color="#9999FF"/>
    </style:style>
    <style:style style:name="T969" style:parent-style-name="Policepardéfaut" style:family="text">
      <style:text-properties style:font-name="Cabin" fo:font-weight="bold" style:font-weight-asian="bold" style:font-weight-complex="bold" fo:language="fr" fo:country="FR"/>
    </style:style>
    <style:style style:name="T970" style:parent-style-name="Policepardéfaut" style:family="text">
      <style:text-properties style:font-name="Cabin" fo:font-weight="bold" style:font-weight-asian="bold" style:font-weight-complex="bold"/>
    </style:style>
    <style:style style:name="P971" style:parent-style-name="Standard" style:family="paragraph">
      <style:paragraph-properties fo:border="0.0034in solid #000000" fo:padding="0.0972in" style:shadow="none" fo:background-color="#9999FF"/>
    </style:style>
    <style:style style:name="T972" style:parent-style-name="Policepardéfaut" style:family="text">
      <style:text-properties style:font-name="Cabin" fo:font-weight="bold" style:font-weight-asian="bold" style:font-weight-complex="bold"/>
    </style:style>
    <style:style style:name="P973" style:parent-style-name="Standard" style:family="paragraph">
      <style:paragraph-properties fo:border="0.0034in solid #000000" fo:padding="0.0972in" style:shadow="none" fo:background-color="#9999FF"/>
    </style:style>
    <style:style style:name="T974" style:parent-style-name="Policepardéfaut" style:family="text">
      <style:text-properties style:font-name="Cabin" fo:font-weight="bold" style:font-weight-asian="bold" style:font-weight-complex="bold"/>
    </style:style>
    <style:style style:name="P975" style:parent-style-name="Standard" style:family="paragraph">
      <style:text-properties style:font-name="Cabin"/>
    </style:style>
    <style:style style:name="P976" style:parent-style-name="Standard" style:family="paragraph">
      <style:paragraph-properties fo:text-align="justify"/>
      <style:text-properties style:font-name="Cabin"/>
    </style:style>
  </office:automatic-styles>
  <office:body>
    <office:text text:use-soft-page-breaks="true">
      <text:p text:style-name="P1">Programmation Java @ App3</text:p>
      <text:p text:style-name="P2">Polytech Paris-Sud | 2019-20</text:p>
      <text:p text:style-name="P3"/>
      <text:p text:style-name="P4"/>
      <text:p text:style-name="P5"><text:span text:style-name="T6">Nom :</text:span><text:span text:style-name="T7"><text:s/>Kerautret</text:span></text:p>
      <text:p text:style-name="P8"><text:span text:style-name="T9">Prénom :</text:span><text:span text:style-name="T10"><text:s/>Steven</text:span></text:p>
      <text:p text:style-name="P11"/>
      <text:p text:style-name="P12"/>
      <text:p text:style-name="P13">Exercice 3</text:p>
      <text:p text:style-name="P14"/>
      <text:p text:style-name="P15">On souhaite développer des classes Java permettant de faire certaines manipulations sur des nombres complexes.</text:p>
      <text:p text:style-name="P16"/>
      <text:p text:style-name="P17"/>
      <text:p text:style-name="P18"><text:span text:style-name="T19">1. Définissez une<text:s/></text:span><text:span text:style-name="T20">classe<text:s/></text:span><text:span text:style-name="T21">Complexe</text:span><text:span text:style-name="T22"><text:s/>comprenant deux champs de type double, représentant respectivement la partie réelle et la partie imaginaire d’un nombre complexe, puis munissez-la d’un constructeur prenant une valeur pour la partie réelle et la partie imaginaire du nouveau</text:span><text:span text:style-name="T23"><text:s/>nombre complexe.</text:span></text:p>
      <text:p text:style-name="P24"/>
      <text:p text:style-name="Standard"><text:span text:style-name="T25">#3.1.1 classe <text:s/></text:span><text:span text:style-name="T26">Complexe</text:span></text:p>
      <text:p text:style-name="P27"><text:span text:style-name="T28">public</text:span><text:span text:style-name="T29"> </text:span><text:span text:style-name="T30">final</text:span><text:span text:style-name="T31"> </text:span><text:span text:style-name="T32">class</text:span><text:span text:style-name="T33"> </text:span><text:span text:style-name="T34">Complexe</text:span><text:span text:style-name="T35"> </text:span><text:span text:style-name="T36">{</text:span></text:p>
      <text:p text:style-name="P37"><text:span text:style-name="T38">    </text:span><text:span text:style-name="T39">private</text:span><text:span text:style-name="T40"> </text:span><text:span text:style-name="T41">final</text:span><text:span text:style-name="T42"> </text:span><text:span text:style-name="T43">double</text:span><text:span text:style-name="T44"> r</text:span><text:span text:style-name="T45">,</text:span><text:span text:style-name="T46">i</text:span><text:span text:style-name="T47">;</text:span></text:p>
      <text:p text:style-name="P48"/>
      <text:p text:style-name="P49"><text:span text:style-name="T50">    </text:span><text:span text:style-name="T51">private</text:span><text:span text:style-name="T52"> </text:span><text:span text:style-name="T53">Complexe</text:span><text:span text:style-name="T54">(</text:span><text:span text:style-name="T55">double</text:span><text:span text:style-name="T56"> </text:span><text:span text:style-name="T57">pR</text:span><text:span text:style-name="T58">,</text:span><text:span text:style-name="T59"> </text:span><text:span text:style-name="T60">double</text:span><text:span text:style-name="T61"> </text:span><text:span text:style-name="T62">pI</text:span><text:span text:style-name="T63">)</text:span><text:span text:style-name="T64"> </text:span><text:span text:style-name="T65">{</text:span></text:p>
      <text:p text:style-name="P66"><text:span text:style-name="T67">        </text:span><text:span text:style-name="T68">r </text:span><text:span text:style-name="T69">=</text:span><text:span text:style-name="T70"> pR</text:span><text:span text:style-name="T71">;</text:span></text:p>
      <text:p text:style-name="P72"><text:span text:style-name="T73">        i </text:span><text:span text:style-name="T74">=</text:span><text:span text:style-name="T75"> pI</text:span><text:span text:style-name="T76">;</text:span></text:p>
      <text:p text:style-name="P77"><text:span text:style-name="T78">    </text:span><text:span text:style-name="T79">}</text:span></text:p>
      <text:p text:style-name="P80"/>
      <text:p text:style-name="P81"><text:span text:style-name="T82">    </text:span><text:span text:style-name="T83">public</text:span><text:span text:style-name="T84"> </text:span><text:span text:style-name="T85">static</text:span><text:span text:style-name="T86"> </text:span><text:span text:style-name="T87">void</text:span><text:span text:style-name="T88"> </text:span><text:span text:style-name="T89">main</text:span><text:span text:style-name="T90">(</text:span><text:span text:style-name="T91">String</text:span><text:span text:style-name="T92">[]</text:span><text:span text:style-name="T93"> </text:span><text:span text:style-name="T94">args</text:span><text:span text:style-name="T95">)</text:span><text:span text:style-name="T96"> </text:span><text:span text:style-name="T97">{</text:span></text:p>
      <text:p text:style-name="P98"><text:span text:style-name="T99">        </text:span><text:span text:style-name="T100">Complexe</text:span><text:span text:style-name="T101"> c </text:span><text:span text:style-name="T102">=</text:span><text:span text:style-name="T103"> </text:span><text:span text:style-name="T104">new</text:span><text:span text:style-name="T105"> </text:span><text:span text:style-name="T106">Complexe</text:span><text:span text:style-name="T107">(</text:span><text:span text:style-name="T108">1.3</text:span><text:span text:style-name="T109">,</text:span><text:span text:style-name="T110"> </text:span><text:span text:style-name="T111">2.33</text:span><text:span text:style-name="T112">);</text:span></text:p>
      <text:p text:style-name="P113"><text:span text:style-name="T114">    </text:span><text:span text:style-name="T115">}</text:span></text:p>
      <text:p text:style-name="P116"><text:span text:style-name="T117">}</text:span></text:p>
      <text:p text:style-name="P118"/>
      <text:p text:style-name="P119"/>
      <text:p text:style-name="P120"><text:span text:style-name="T121">2. Ajoutez à la classe<text:s/></text:span><text:span text:style-name="T122">Complexe</text:span><text:span text:style-name="T123"><text:s/>le code nécessaire pour permettre un affichage approprié pour des objets de cette classe en redéfinissant la méthode<text:s/></text:span><text:span text:style-name="T124">toString()</text:span><text:span text:style-name="T125"><text:s/>de la classe<text:s/></text:span><text:span text:style-name="T126">Object</text:span><text:span text:style-name="T127">.</text:span></text:p>
      <text:p text:style-name="P128"/>
      <text:p text:style-name="Standard"><text:span text:style-name="T129">#3.2.1 méthode<text:s/></text:span><text:span text:style-name="T130">toString</text:span></text:p>
      <text:p text:style-name="P131"><text:span text:style-name="T132">    </text:span><text:span text:style-name="T133">public</text:span><text:span text:style-name="T134"> </text:span><text:span text:style-name="T135">String</text:span><text:span text:style-name="T136"> </text:span><text:span text:style-name="T137">toString</text:span><text:span text:style-name="T138">(){</text:span></text:p>
      <text:p text:style-name="P139"><text:span text:style-name="T140">        </text:span><text:span text:style-name="T141">String</text:span><text:span text:style-name="T142"> textI</text:span><text:span text:style-name="T143">,</text:span><text:span text:style-name="T144"> textR</text:span><text:span text:style-name="T145">;</text:span></text:p>
      <text:p text:style-name="P146"><text:span text:style-name="T147">        </text:span><text:span text:style-name="T148">if</text:span><text:span text:style-name="T149">(</text:span><text:span text:style-name="T150">i</text:span><text:span text:style-name="T151">&gt;</text:span><text:span text:style-name="T152">0</text:span><text:span text:style-name="T153">)</text:span></text:p>
      <text:p text:style-name="P154"><text:span text:style-name="T155">            textI </text:span><text:span text:style-name="T156">=</text:span><text:span text:style-name="T157"> </text:span><text:span text:style-name="T158">"</text:span><text:span text:style-name="T159">+</text:span><text:span text:style-name="T160">"</text:span><text:span text:style-name="T161"> </text:span><text:span text:style-name="T162">+</text:span><text:span text:style-name="T163"> i </text:span><text:span text:style-name="T164">+</text:span><text:span text:style-name="T165"> </text:span><text:span text:style-name="T166">"</text:span><text:span text:style-name="T167">i</text:span><text:span text:style-name="T168">";</text:span></text:p>
      <text:p text:style-name="P169"><text:span text:style-name="T170">        </text:span><text:span text:style-name="T171">else</text:span><text:span text:style-name="T172"> </text:span><text:span text:style-name="T173">if</text:span><text:span text:style-name="T174">(</text:span><text:span text:style-name="T175">i</text:span><text:span text:style-name="T176">&lt;</text:span><text:span text:style-name="T177">0</text:span><text:span text:style-name="T178">)</text:span></text:p>
      <text:p text:style-name="P179"><text:span text:style-name="T180">            textI </text:span><text:span text:style-name="T181">=</text:span><text:span text:style-name="T182"> i </text:span><text:span text:style-name="T183">+</text:span><text:span text:style-name="T184"> </text:span><text:span text:style-name="T185">"</text:span><text:span text:style-name="T186">i</text:span><text:span text:style-name="T187">";</text:span></text:p>
      <text:p text:style-name="P188"><text:span text:style-name="T189">        </text:span><text:span text:style-name="T190">else</text:span><text:span text:style-name="T191">{</text:span></text:p>
      <text:p text:style-name="P192"><text:span text:style-name="T193">            </text:span><text:span text:style-name="T194">if</text:span><text:span text:style-name="T195"> </text:span><text:span text:style-name="T196">(</text:span><text:span text:style-name="T197">r</text:span><text:span text:style-name="T198">==</text:span><text:span text:style-name="T199">0</text:span><text:span text:style-name="T200">)</text:span></text:p>
      <text:p text:style-name="P201"><text:span text:style-name="T202">                </text:span><text:span text:style-name="T203">return</text:span><text:span text:style-name="T204"> </text:span><text:span text:style-name="T205">"</text:span><text:span text:style-name="T206">0</text:span><text:span text:style-name="T207">";</text:span></text:p>
      <text:p text:style-name="P208"><text:span text:style-name="T209">            textI </text:span><text:span text:style-name="T210">=</text:span><text:span text:style-name="T211"> </text:span><text:span text:style-name="T212">"";</text:span></text:p>
      <text:soft-page-break/>
      <text:p text:style-name="P213"><text:span text:style-name="T214">        </text:span><text:span text:style-name="T215">}</text:span></text:p>
      <text:p text:style-name="P216"><text:span text:style-name="T217">        </text:span><text:span text:style-name="T218">if</text:span><text:span text:style-name="T219">(</text:span><text:span text:style-name="T220">r</text:span><text:span text:style-name="T221">==</text:span><text:span text:style-name="T222">0</text:span><text:span text:style-name="T223">)</text:span></text:p>
      <text:p text:style-name="P224"><text:span text:style-name="T225">            textR </text:span><text:span text:style-name="T226">=</text:span><text:span text:style-name="T227"> </text:span><text:span text:style-name="T228">"";</text:span></text:p>
      <text:p text:style-name="P229"><text:span text:style-name="T230">        </text:span><text:span text:style-name="T231">else</text:span></text:p>
      <text:p text:style-name="P232"><text:span text:style-name="T233">            textR </text:span><text:span text:style-name="T234">=</text:span><text:span text:style-name="T235"> r </text:span><text:span text:style-name="T236">+</text:span><text:span text:style-name="T237"> </text:span><text:span text:style-name="T238">"";</text:span></text:p>
      <text:p text:style-name="P239"/>
      <text:p text:style-name="P240"><text:span text:style-name="T241">        </text:span><text:span text:style-name="T242">return</text:span><text:span text:style-name="T243"> textR </text:span><text:span text:style-name="T244">+</text:span><text:span text:style-name="T245"> textI</text:span><text:span text:style-name="T246">;</text:span></text:p>
      <text:p text:style-name="P247"><text:span text:style-name="T248">    </text:span><text:span text:style-name="T249">}</text:span></text:p>
      <text:p text:style-name="P250"/>
      <text:p text:style-name="P251"/>
      <text:p text:style-name="P252"><text:span text:style-name="T253">3. On ne souhaite pas que les objets de la classe<text:s/></text:span><text:span text:style-name="T254">Complexe</text:span><text:span text:style-name="T255"><text:s/>puissent être modifiés une fois créés (on les qualifiera donc d’</text:span><text:span text:style-name="T256">immuables</text:span><text:span text:style-name="T257"><text:s/>(</text:span><text:span text:style-name="T258">immutable</text:span><text:span text:style-name="T259">)). Comment peut-on garantir cela ? Implémentez la partie pertinente des méthodes d’accès.</text:span></text:p>
      <text:p text:style-name="P260"/>
      <text:p text:style-name="Standard"><text:span text:style-name="T261">#3.3.1<text:s/></text:span><text:span text:style-name="T262">Approche pour garantir la non modification des objects<text:s/></text:span><text:span text:style-name="T263">Complexe</text:span></text:p>
      <text:p text:style-name="P264"><text:span text:style-name="T265">    </text:span><text:span text:style-name="T266">private</text:span><text:span text:style-name="T267"> </text:span><text:span text:style-name="T268">final</text:span><text:span text:style-name="T269"> </text:span><text:span text:style-name="T270">double</text:span><text:span text:style-name="T271"> r</text:span><text:span text:style-name="T272">,</text:span><text:span text:style-name="T273">i</text:span><text:span text:style-name="T274">;</text:span></text:p>
      <text:p text:style-name="P275"/>
      <text:p text:style-name="P276">#3.3.2 Méthodes d'accès</text:p>
      <text:p text:style-name="P277"><text:span text:style-name="T278">    </text:span><text:span text:style-name="T279">public</text:span><text:span text:style-name="T280"> </text:span><text:span text:style-name="T281">double</text:span><text:span text:style-name="T282"> </text:span><text:span text:style-name="T283">getR</text:span><text:span text:style-name="T284">(){</text:span></text:p>
      <text:p text:style-name="P285"><text:span text:style-name="T286">        </text:span><text:span text:style-name="T287">return</text:span><text:span text:style-name="T288"> r</text:span><text:span text:style-name="T289">;</text:span></text:p>
      <text:p text:style-name="P290"><text:span text:style-name="T291">    </text:span><text:span text:style-name="T292">}</text:span></text:p>
      <text:p text:style-name="P293"/>
      <text:p text:style-name="P294"><text:span text:style-name="T295">    </text:span><text:span text:style-name="T296">public</text:span><text:span text:style-name="T297"> </text:span><text:span text:style-name="T298">double</text:span><text:span text:style-name="T299"> </text:span><text:span text:style-name="T300">getI</text:span><text:span text:style-name="T301">(){</text:span></text:p>
      <text:p text:style-name="P302"><text:span text:style-name="T303">        </text:span><text:span text:style-name="T304">return</text:span><text:span text:style-name="T305"> i</text:span><text:span text:style-name="T306">;</text:span></text:p>
      <text:p text:style-name="P307"><text:span text:style-name="T308">    </text:span><text:span text:style-name="T309">}</text:span></text:p>
      <text:p text:style-name="P310"/>
      <text:p text:style-name="P311"/>
      <text:p text:style-name="P312"><text:span text:style-name="T313">4. Ajoutez un constructeur de copie à votre classe prenant en unique paramètre une instance de la classe<text:s/></text:span><text:span text:style-name="T314">Complexe</text:span><text:span text:style-name="T315">. Quelle peut être dans ce<text:s/></text:span><text:span text:style-name="T316">contexte l’utilité d’un tel constructeur ?</text:span></text:p>
      <text:p text:style-name="P317"/>
      <text:p text:style-name="Standard"><text:span text:style-name="T318">#3.4.1 Nouveau constructeur de<text:s/></text:span><text:span text:style-name="T319">Complexe</text:span></text:p>
      <text:p text:style-name="P320"><text:span text:style-name="T321">    </text:span><text:span text:style-name="T322">public</text:span><text:span text:style-name="T323"> </text:span><text:span text:style-name="T324">Complexe</text:span><text:span text:style-name="T325"> </text:span><text:span text:style-name="T326">cloneComplexe</text:span><text:span text:style-name="T327">(</text:span><text:span text:style-name="T328">Complexe</text:span><text:span text:style-name="T329"> </text:span><text:span text:style-name="T330">c</text:span><text:span text:style-name="T331">){</text:span></text:p>
      <text:p text:style-name="P332"><text:span text:style-name="T333">        </text:span><text:span text:style-name="T334">return</text:span><text:span text:style-name="T335"> </text:span><text:span text:style-name="T336">new</text:span><text:span text:style-name="T337"> </text:span><text:span text:style-name="T338">Complexe</text:span><text:span text:style-name="T339">(</text:span><text:span text:style-name="T340">c</text:span><text:span text:style-name="T341">.</text:span><text:span text:style-name="T342">r</text:span><text:span text:style-name="T343">,</text:span><text:span text:style-name="T344"> c</text:span><text:span text:style-name="T345">.</text:span><text:span text:style-name="T346">i</text:span><text:span text:style-name="T347">);</text:span></text:p>
      <text:p text:style-name="P348"><text:span text:style-name="T349">    </text:span><text:span text:style-name="T350">}</text:span></text:p>
      <text:p text:style-name="P351"/>
      <text:p text:style-name="P352">#3.4.2 Quelle est l'utilité d'un tel constructeur ?</text:p>
      <text:p text:style-name="P353">Ceci permet de modifier un objet copié sans modifier l’original</text:p>
      <text:p text:style-name="P354"/>
      <text:p text:style-name="P355"/>
      <text:p text:style-name="P356"/>
      <text:p text:style-name="P357">5. Ajoutez le code nécessaire à votre classe pour tester l’égalité d’état de deux objets de la classe</text:p>
      <text:p text:style-name="Standard"><text:span text:style-name="T358">Compl</text:span><text:span text:style-name="T359">exe</text:span><text:span text:style-name="T360"><text:s/>par redéfinition de la méthode<text:s/></text:span><text:span text:style-name="T361">equals</text:span><text:span text:style-name="T362"><text:s/>de la classe<text:s/></text:span><text:span text:style-name="T363">Object</text:span><text:span text:style-name="T364">.</text:span></text:p>
      <text:p text:style-name="P365"/>
      <text:p text:style-name="Standard"><text:span text:style-name="T366">#3.5.1 redéfinition de<text:s/></text:span><text:span text:style-name="T367">equals</text:span></text:p>
      <text:p text:style-name="P368"><text:span text:style-name="T369">    </text:span><text:span text:style-name="T370">public</text:span><text:span text:style-name="T371"> </text:span><text:span text:style-name="T372">boolean</text:span><text:span text:style-name="T373"> </text:span><text:span text:style-name="T374">equals</text:span><text:span text:style-name="T375">(</text:span><text:span text:style-name="T376">Complexe</text:span><text:span text:style-name="T377"> </text:span><text:span text:style-name="T378">c</text:span><text:span text:style-name="T379">){</text:span></text:p>
      <text:p text:style-name="P380"><text:span text:style-name="T381">        </text:span><text:span text:style-name="T382">return</text:span><text:span text:style-name="T383"> </text:span><text:span text:style-name="T384">(</text:span><text:span text:style-name="T385">r </text:span><text:span text:style-name="T386">==</text:span><text:span text:style-name="T387"> c</text:span><text:span text:style-name="T388">.</text:span><text:span text:style-name="T389">r</text:span><text:span text:style-name="T390">)</text:span><text:span text:style-name="T391"> </text:span><text:span text:style-name="T392">&amp;&amp;</text:span><text:span text:style-name="T393"> </text:span><text:span text:style-name="T394">(</text:span><text:span text:style-name="T395">i </text:span><text:span text:style-name="T396">==</text:span><text:span text:style-name="T397"> c</text:span><text:span text:style-name="T398">.</text:span><text:span text:style-name="T399">i</text:span><text:span text:style-name="T400">);</text:span></text:p>
      <text:p text:style-name="P401"><text:span text:style-name="T402">    </text:span><text:span text:style-name="T403">}</text:span></text:p>
      <text:p text:style-name="P404"/>
      <text:p text:style-name="Standard"><text:span text:style-name="T405">#3.5.2 tests sur plusieurs valeur d'objets<text:s/></text:span><text:span text:style-name="T406">Complexe</text:span></text:p>
      <text:p text:style-name="P407"><text:span text:style-name="T408">    </text:span><text:span text:style-name="T409">public</text:span><text:span text:style-name="T410"> </text:span><text:span text:style-name="T411">static</text:span><text:span text:style-name="T412"> </text:span><text:span text:style-name="T413">void</text:span><text:span text:style-name="T414"> </text:span><text:span text:style-name="T415">main</text:span><text:span text:style-name="T416">(</text:span><text:span text:style-name="T417">String</text:span><text:span text:style-name="T418">[]</text:span><text:span text:style-name="T419"> </text:span><text:span text:style-name="T420">args</text:span><text:span text:style-name="T421">)</text:span><text:span text:style-name="T422"> </text:span><text:span text:style-name="T423">{</text:span></text:p>
      <text:soft-page-break/>
      <text:p text:style-name="P424"><text:span text:style-name="T425">        </text:span><text:span text:style-name="T426">Complexe</text:span><text:span text:style-name="T427"> c </text:span><text:span text:style-name="T428">=</text:span><text:span text:style-name="T429"> </text:span><text:span text:style-name="T430">new</text:span><text:span text:style-name="T431"> </text:span><text:span text:style-name="T432">Complexe</text:span><text:span text:style-name="T433">(</text:span><text:span text:style-name="T434">1.3</text:span><text:span text:style-name="T435">,</text:span><text:span text:style-name="T436"> </text:span><text:span text:style-name="T437">-</text:span><text:span text:style-name="T438">2.33</text:span><text:span text:style-name="T439">);</text:span></text:p>
      <text:p text:style-name="P440"><text:span text:style-name="T441">        System</text:span><text:span text:style-name="T442">.</text:span><text:span text:style-name="T443">out</text:span><text:span text:style-name="T444">.</text:span><text:span text:style-name="T445">println</text:span><text:span text:style-name="T446">(</text:span><text:span text:style-name="T447">c</text:span><text:span text:style-name="T448">.</text:span><text:span text:style-name="T449">toString</text:span><text:span text:style-name="T450">());</text:span></text:p>
      <text:p text:style-name="P451"><text:span text:style-name="T452">        </text:span><text:span text:style-name="T453">Complexe</text:span><text:span text:style-name="T454"> cCopy </text:span><text:span text:style-name="T455">=</text:span><text:span text:style-name="T456"> c</text:span><text:span text:style-name="T457">.</text:span><text:span text:style-name="T458">cloneComplexe</text:span><text:span text:style-name="T459">();</text:span></text:p>
      <text:p text:style-name="P460"><text:span text:style-name="T461">        System</text:span><text:span text:style-name="T462">.</text:span><text:span text:style-name="T463">out</text:span><text:span text:style-name="T464">.</text:span><text:span text:style-name="T465">println</text:span><text:span text:style-name="T466">(</text:span><text:span text:style-name="T467">cCopy</text:span><text:span text:style-name="T468">.</text:span><text:span text:style-name="T469">equals</text:span><text:span text:style-name="T470">(</text:span><text:span text:style-name="T471">c</text:span><text:span text:style-name="T472">));</text:span></text:p>
      <text:p text:style-name="P473"><text:span text:style-name="T474">    </text:span><text:span text:style-name="T475">}</text:span></text:p>
      <text:p text:style-name="P476"/>
      <text:p text:style-name="P477">1.3-2.33i</text:p>
      <text:p text:style-name="P478">true</text:p>
      <text:p text:style-name="P479"/>
      <text:p text:style-name="P480"/>
      <text:p text:style-name="P481">6. Ajoutez des méthodes d’instance pour le calcul du module et de l’argument d’un<text:s/>complexe. On rappelle :</text:p>
      <text:p text:style-name="P482"/>
      <text:p text:style-name="Standard"><text:span text:style-name="T483">— module = sqrt(re</text:span><text:span text:style-name="T484">2</text:span><text:span text:style-name="T485"><text:s/>+ im</text:span><text:span text:style-name="T486">2</text:span><text:span text:style-name="T487">)</text:span></text:p>
      <text:p text:style-name="P488">— argument = acos( re / module )</text:p>
      <text:p text:style-name="P489"/>
      <text:p text:style-name="P490">#3.6.1 nouvelles méthodes</text:p>
      <text:p text:style-name="P491"><text:span text:style-name="T492">    </text:span><text:span text:style-name="T493">public</text:span><text:span text:style-name="T494"> </text:span><text:span text:style-name="T495">double</text:span><text:span text:style-name="T496"> </text:span><text:span text:style-name="T497">module</text:span><text:span text:style-name="T498">(){</text:span></text:p>
      <text:p text:style-name="P499"><text:span text:style-name="T500">        </text:span><text:span text:style-name="T501">return</text:span><text:span text:style-name="T502"> Math</text:span><text:span text:style-name="T503">.</text:span><text:span text:style-name="T504">sqrt</text:span><text:span text:style-name="T505">(</text:span><text:span text:style-name="T506">r</text:span><text:span text:style-name="T507">*</text:span><text:span text:style-name="T508">r </text:span><text:span text:style-name="T509">+</text:span><text:span text:style-name="T510"> i</text:span><text:span text:style-name="T511">*</text:span><text:span text:style-name="T512">i</text:span><text:span text:style-name="T513">);</text:span></text:p>
      <text:p text:style-name="P514"><text:span text:style-name="T515">    </text:span><text:span text:style-name="T516">}</text:span></text:p>
      <text:p text:style-name="P517"/>
      <text:p text:style-name="P518"><text:span text:style-name="T519">    </text:span><text:span text:style-name="T520">public</text:span><text:span text:style-name="T521"> </text:span><text:span text:style-name="T522">double</text:span><text:span text:style-name="T523"> </text:span><text:span text:style-name="T524">argument</text:span><text:span text:style-name="T525">(){</text:span></text:p>
      <text:p text:style-name="P526"><text:span text:style-name="T527">        </text:span><text:span text:style-name="T528">return</text:span><text:span text:style-name="T529"> Math</text:span><text:span text:style-name="T530">.</text:span><text:span text:style-name="T531">acos</text:span><text:span text:style-name="T532">(</text:span><text:span text:style-name="T533">r </text:span><text:span text:style-name="T534">/</text:span><text:span text:style-name="T535"> </text:span><text:span text:style-name="T536">module</text:span><text:span text:style-name="T537">());</text:span></text:p>
      <text:p text:style-name="P538"><text:span text:style-name="T539">    </text:span><text:span text:style-name="T540">}</text:span></text:p>
      <text:p text:style-name="P541"/>
      <text:p text:style-name="P542">#3.6.2 Est-il plus pertinent d'ajouter de nouveaux champs à la classe ou bien de faire des calculs de ces valeurs à la volée ?</text:p>
      <text:p text:style-name="P543">Ceci dépend de la fréquence d’accès aux données</text:p>
      <text:p text:style-name="P544"/>
      <text:p text:style-name="P545"/>
      <text:p text:style-name="P546"/>
      <text:p text:style-name="P547">7.<text:s/>Définissez des méthodes pour l’addition et la multiplication de deux nombres complexes. Ces</text:p>
      <text:p text:style-name="P548"><text:span text:style-name="T549">méthodes prendront un paramètre implicite et un paramètre explicite, et retourneront une nouvelle instance correspondant au résultat de l’opération.<text:s/></text:span><text:span text:style-name="T550">On rappelle :</text:span></text:p>
      <text:p text:style-name="P551"/>
      <text:p text:style-name="Standard"><text:span text:style-name="T552">— (re</text:span><text:span text:style-name="T553">1</text:span><text:span text:style-name="T554"><text:s/>+ im</text:span><text:span text:style-name="T555">1</text:span><text:span text:style-name="T556"><text:s/>i) + (re</text:span><text:span text:style-name="T557">2</text:span><text:span text:style-name="T558"><text:s/>+ im</text:span><text:span text:style-name="T559">2</text:span><text:span text:style-name="T560"><text:s/>i) = (re</text:span><text:span text:style-name="T561">1</text:span><text:span text:style-name="T562"><text:s/>+ re</text:span><text:span text:style-name="T563">2</text:span><text:span text:style-name="T564"><text:s/>+ (im</text:span><text:span text:style-name="T565">1</text:span><text:span text:style-name="T566"><text:s/>+ im</text:span><text:span text:style-name="T567">2</text:span><text:span text:style-name="T568">)i)</text:span></text:p>
      <text:p text:style-name="Standard"><text:span text:style-name="T569">— (re</text:span><text:span text:style-name="T570">1</text:span><text:span text:style-name="T571"><text:s/>+ im</text:span><text:span text:style-name="T572">1</text:span><text:span text:style-name="T573"><text:s/>i) x (re</text:span><text:span text:style-name="T574">2</text:span><text:span text:style-name="T575"><text:s/>+ im</text:span><text:span text:style-name="T576">2</text:span><text:span text:style-name="T577"><text:s/>i) = (re</text:span><text:span text:style-name="T578">1</text:span><text:span text:style-name="T579"><text:s/>x re</text:span><text:span text:style-name="T580">2</text:span><text:span text:style-name="T581"><text:s/>− im</text:span><text:span text:style-name="T582">1</text:span><text:span text:style-name="T583"><text:s/>x im</text:span><text:span text:style-name="T584">2</text:span><text:span text:style-name="T585"><text:s/>+ (re</text:span><text:span text:style-name="T586">1</text:span><text:span text:style-name="T587"><text:s/>x im</text:span><text:span text:style-name="T588">2</text:span><text:span text:style-name="T589"><text:s/>+ im</text:span><text:span text:style-name="T590">1</text:span><text:span text:style-name="T591"><text:s/>x re</text:span><text:span text:style-name="T592">2</text:span><text:span text:style-name="T593">)i)</text:span></text:p>
      <text:p text:style-name="P594"/>
      <text:p text:style-name="P595">#3.7.1 nouvelles méthodes</text:p>
      <text:p text:style-name="P596"><text:span text:style-name="T597">    </text:span><text:span text:style-name="T598">public</text:span><text:span text:style-name="T599"> </text:span><text:span text:style-name="T600">Complexe</text:span><text:span text:style-name="T601"> </text:span><text:span text:style-name="T602">add</text:span><text:span text:style-name="T603"> </text:span><text:span text:style-name="T604">(</text:span><text:span text:style-name="T605">Complexe</text:span><text:span text:style-name="T606"> </text:span><text:span text:style-name="T607">c</text:span><text:span text:style-name="T608">){</text:span></text:p>
      <text:p text:style-name="P609"><text:span text:style-name="T610">        </text:span><text:span text:style-name="T611">return</text:span><text:span text:style-name="T612"> </text:span><text:span text:style-name="T613">new</text:span><text:span text:style-name="T614"> </text:span><text:span text:style-name="T615">Complexe</text:span><text:span text:style-name="T616">(</text:span><text:span text:style-name="T617">r</text:span><text:span text:style-name="T618">+</text:span><text:span text:style-name="T619">c</text:span><text:span text:style-name="T620">.</text:span><text:span text:style-name="T621">r</text:span><text:span text:style-name="T622">,</text:span><text:span text:style-name="T623"> i</text:span><text:span text:style-name="T624">+</text:span><text:span text:style-name="T625">c</text:span><text:span text:style-name="T626">.</text:span><text:span text:style-name="T627">i</text:span><text:span text:style-name="T628">);</text:span></text:p>
      <text:p text:style-name="P629"><text:span text:style-name="T630">    </text:span><text:span text:style-name="T631">}</text:span></text:p>
      <text:p text:style-name="P632"/>
      <text:p text:style-name="P633"><text:span text:style-name="T634">    </text:span><text:span text:style-name="T635">public</text:span><text:span text:style-name="T636"> </text:span><text:span text:style-name="T637">Complexe</text:span><text:span text:style-name="T638"> </text:span><text:span text:style-name="T639">multiply</text:span><text:span text:style-name="T640"> </text:span><text:span text:style-name="T641">(</text:span><text:span text:style-name="T642">Complexe</text:span><text:span text:style-name="T643"> </text:span><text:span text:style-name="T644">c</text:span><text:span text:style-name="T645">){</text:span></text:p>
      <text:p text:style-name="P646"><text:span text:style-name="T647">        </text:span><text:span text:style-name="T648">return</text:span><text:span text:style-name="T649"> </text:span><text:span text:style-name="T650">new</text:span><text:span text:style-name="T651"> </text:span><text:span text:style-name="T652">Complexe</text:span><text:span text:style-name="T653">(</text:span><text:span text:style-name="T654">r</text:span><text:span text:style-name="T655">*</text:span><text:span text:style-name="T656">c</text:span><text:span text:style-name="T657">.</text:span><text:span text:style-name="T658">r </text:span><text:span text:style-name="T659">-</text:span><text:span text:style-name="T660"> i</text:span><text:span text:style-name="T661">*</text:span><text:span text:style-name="T662">c</text:span><text:span text:style-name="T663">.</text:span><text:span text:style-name="T664">i</text:span><text:span text:style-name="T665">,</text:span><text:span text:style-name="T666"> r</text:span><text:span text:style-name="T667">*</text:span><text:span text:style-name="T668">c</text:span><text:span text:style-name="T669">.</text:span><text:span text:style-name="T670">i </text:span><text:span text:style-name="T671">+</text:span><text:span text:style-name="T672"> i</text:span><text:span text:style-name="T673">*</text:span><text:span text:style-name="T674">c</text:span><text:span text:style-name="T675">.</text:span><text:span text:style-name="T676">r</text:span><text:span text:style-name="T677">);</text:span></text:p>
      <text:p text:style-name="P678"><text:span text:style-name="T679">    </text:span><text:span text:style-name="T680">}</text:span></text:p>
      <text:p text:style-name="P681"/>
      <text:p text:style-name="P682"/>
      <text:p text:style-name="P683"><text:span text:style-name="T684">8. On souhaite à présent bénéficier de la classe<text:s/></text:span><text:span text:style-name="T685">Complexe</text:span><text:span text:style-name="T686"><text:s/>et définir une<text:s/></text:span><text:span text:style-name="T687">classe permettant de représenter un nombre complexe telle que l’historique des opérations dans lesquelles ce complexe<text:s/></text:span><text:soft-page-break/><text:span text:style-name="T688">aura servi d’opérande est conservé. Définissez une nouvelle classe<text:s/></text:span><text:span text:style-name="T689">ComplexeMemoire</text:span><text:span text:style-name="T690">, dans un autre package que<text:s/></text:span><text:span text:style-name="T691">Complexe</text:span><text:span text:style-name="T692">,<text:s/></text:span><text:span text:style-name="T693">permettant de réaliser cela. Pour l’historique des opérations, on veut garder la trace des opérations subies (addition ou multiplication), de la valeur des autres opérandes et des résultats obtenus (une simple chaîne de caractères pourra faire l'affaire).<text:s/></text:span><text:span text:style-name="T694">Proposez une implémentation appropriée, et ajoutez un constructeur prenant une partie réelle et une partie imaginaire en paramètres.</text:span></text:p>
      <text:p text:style-name="P695"/>
      <text:p text:style-name="Standard"><text:span text:style-name="T696">#3.8.1 classe<text:s/></text:span><text:span text:style-name="T697">ComplexeMemoire</text:span></text:p>
      <text:p text:style-name="P698"><text:span text:style-name="T699">public</text:span><text:span text:style-name="T700"> </text:span><text:span text:style-name="T701">final</text:span><text:span text:style-name="T702"> </text:span><text:span text:style-name="T703">class</text:span><text:span text:style-name="T704"> </text:span><text:span text:style-name="T705">ComplexeMemoire</text:span><text:span text:style-name="T706"> </text:span><text:span text:style-name="T707">{</text:span></text:p>
      <text:p text:style-name="P708"><text:span text:style-name="T709">    </text:span><text:span text:style-name="T710">private</text:span><text:span text:style-name="T711"> </text:span><text:span text:style-name="T712">String</text:span><text:span text:style-name="T713"> history</text:span><text:span text:style-name="T714">;</text:span></text:p>
      <text:p text:style-name="P715"><text:span text:style-name="T716">    </text:span><text:span text:style-name="T717">private</text:span><text:span text:style-name="T718"> </text:span><text:span text:style-name="T719">static</text:span><text:span text:style-name="T720"> </text:span><text:span text:style-name="T721">int</text:span><text:span text:style-name="T722"> nbOp</text:span><text:span text:style-name="T723">;</text:span></text:p>
      <text:p text:style-name="P724"/>
      <text:p text:style-name="P725"><text:span text:style-name="T726">    </text:span><text:span text:style-name="T727">public</text:span><text:span text:style-name="T728"> </text:span><text:span text:style-name="T729">ComplexeMemoire</text:span><text:span text:style-name="T730">(</text:span><text:span text:style-name="T731">String</text:span><text:span text:style-name="T732"> </text:span><text:span text:style-name="T733">pHist</text:span><text:span text:style-name="T734">){</text:span></text:p>
      <text:p text:style-name="P735"><text:span text:style-name="T736">        history </text:span><text:span text:style-name="T737">=</text:span><text:span text:style-name="T738"> pHist</text:span><text:span text:style-name="T739">;</text:span></text:p>
      <text:p text:style-name="P740"><text:span text:style-name="T741">        nbOp </text:span><text:span text:style-name="T742">=</text:span><text:span text:style-name="T743"> </text:span><text:span text:style-name="T744">0</text:span><text:span text:style-name="T745">;</text:span></text:p>
      <text:p text:style-name="P746"><text:span text:style-name="T747">    </text:span><text:span text:style-name="T748">}</text:span></text:p>
      <text:p text:style-name="P749"/>
      <text:p text:style-name="P750"><text:span text:style-name="T751">    </text:span><text:span text:style-name="T752">public</text:span><text:span text:style-name="T753"> </text:span><text:span text:style-name="T754">void</text:span><text:span text:style-name="T755"> </text:span><text:span text:style-name="T756">addOperation</text:span><text:span text:style-name="T757">(</text:span><text:span text:style-name="T758">String</text:span><text:span text:style-name="T759"> </text:span><text:span text:style-name="T760">op1</text:span><text:span text:style-name="T761">,</text:span><text:span text:style-name="T762"> </text:span><text:span text:style-name="T763">String</text:span><text:span text:style-name="T764"> </text:span><text:span text:style-name="T765">op2</text:span><text:span text:style-name="T766">,</text:span><text:span text:style-name="T767"> </text:span><text:span text:style-name="T768">String</text:span><text:span text:style-name="T769"> </text:span><text:span text:style-name="T770">operation</text:span><text:span text:style-name="T771">,</text:span><text:span text:style-name="T772"> </text:span><text:span text:style-name="T773">Complexe</text:span><text:span text:style-name="T774"> </text:span><text:span text:style-name="T775">c</text:span><text:span text:style-name="T776">){</text:span></text:p>
      <text:p text:style-name="P777"><text:span text:style-name="T778">        history </text:span><text:span text:style-name="T779">+=</text:span><text:span text:style-name="T780"> </text:span><text:span text:style-name="T781">"</text:span><text:span text:style-name="T782">[</text:span><text:span text:style-name="T783">"</text:span><text:span text:style-name="T784">+</text:span><text:span text:style-name="T785"> nbOp </text:span><text:span text:style-name="T786">+</text:span><text:span text:style-name="T787"> </text:span><text:span text:style-name="T788">"</text:span><text:span text:style-name="T789">]</text:span><text:span text:style-name="T790">"</text:span><text:span text:style-name="T791"> </text:span><text:span text:style-name="T792">+</text:span><text:span text:style-name="T793"> op1 </text:span><text:span text:style-name="T794">+</text:span><text:span text:style-name="T795"> operation </text:span><text:span text:style-name="T796">+</text:span><text:span text:style-name="T797"> op2 </text:span><text:span text:style-name="T798">+</text:span><text:span text:style-name="T799"> </text:span><text:span text:style-name="T800">"</text:span><text:span text:style-name="T801">=</text:span><text:span text:style-name="T802">"</text:span><text:span text:style-name="T803"> </text:span><text:span text:style-name="T804">+</text:span><text:span text:style-name="T805"> c</text:span><text:span text:style-name="T806">.</text:span><text:span text:style-name="T807">toString</text:span><text:span text:style-name="T808">()</text:span><text:span text:style-name="T809"> </text:span><text:span text:style-name="T810">+</text:span><text:span text:style-name="T811"> </text:span><text:span text:style-name="T812">"\n";</text:span></text:p>
      <text:p text:style-name="P813"><text:span text:style-name="T814">        </text:span><text:span text:style-name="T815">nbOp</text:span><text:span text:style-name="T816">++</text:span><text:span text:style-name="T817">;</text:span></text:p>
      <text:p text:style-name="P818"><text:span text:style-name="T819">    </text:span><text:span text:style-name="T820">}</text:span></text:p>
      <text:p text:style-name="P821"><text:span text:style-name="T822">}</text:span><text:span text:style-name="T823"><text:s/></text:span></text:p>
      <text:p text:style-name="P824"/>
      <text:p text:style-name="P825"/>
      <text:p text:style-name="P826"><text:span text:style-name="T827">9. Ajoutez un constructeur par copie à la classe<text:s/></text:span><text:span text:style-name="T828">ComplexeMemoire</text:span><text:span text:style-name="T829">.</text:span></text:p>
      <text:p text:style-name="P830"/>
      <text:p text:style-name="Standard"><text:span text:style-name="T831">#3.9.1 constructeu</text:span><text:span text:style-name="T832">r par copie de<text:s/></text:span><text:span text:style-name="T833">ComplexeMemoire</text:span></text:p>
      <text:p text:style-name="P834"><text:span text:style-name="T835">    </text:span><text:span text:style-name="T836">public</text:span><text:span text:style-name="T837"> </text:span><text:span text:style-name="T838">ComplexeMemoire</text:span><text:span text:style-name="T839"> </text:span><text:span text:style-name="T840">copieMemoire</text:span><text:span text:style-name="T841">(){</text:span></text:p>
      <text:p text:style-name="P842"><text:span text:style-name="T843">        </text:span><text:span text:style-name="T844">return</text:span><text:span text:style-name="T845"> </text:span><text:span text:style-name="T846">new</text:span><text:span text:style-name="T847"> </text:span><text:span text:style-name="T848">ComplexeMemoire</text:span><text:span text:style-name="T849">(</text:span><text:span text:style-name="T850">history</text:span><text:span text:style-name="T851">);</text:span></text:p>
      <text:p text:style-name="P852"><text:span text:style-name="T853">    </text:span><text:span text:style-name="T854">}</text:span></text:p>
      <text:p text:style-name="P855"/>
      <text:p text:style-name="P856"/>
      <text:p text:style-name="P857">10. Serait-il possible d’ajouter simplement un constructeur sans paramètres à la classe ComplexeMemoire ?</text:p>
      <text:p text:style-name="P858"/>
      <text:p text:style-name="P859">#3.10.1 réponse et solution(s) possible(s)</text:p>
      <text:p text:style-name="P860"><text:span text:style-name="T861">    </text:span><text:span text:style-name="T862">public</text:span><text:span text:style-name="T863"> </text:span><text:span text:style-name="T864">ComplexeMemoire</text:span><text:span text:style-name="T865">(){</text:span></text:p>
      <text:p text:style-name="P866"><text:span text:style-name="T867">        history </text:span><text:span text:style-name="T868">=</text:span><text:span text:style-name="T869"> </text:span><text:span text:style-name="T870">"";</text:span></text:p>
      <text:p text:style-name="P871"><text:span text:style-name="T872">        nbOp </text:span><text:span text:style-name="T873">=</text:span><text:span text:style-name="T874"> </text:span><text:span text:style-name="T875">0</text:span><text:span text:style-name="T876">;</text:span></text:p>
      <text:p text:style-name="P877"><text:span text:style-name="T878">    </text:span><text:span text:style-name="T879">}</text:span></text:p>
      <text:p text:style-name="P880"/>
      <text:p text:style-name="P881"/>
      <text:p text:style-name="P882"><text:span text:style-name="T883">11. Ajoutez à la classe<text:s/></text:span><text:span text:style-name="T884">ComplexeMemoire</text:span><text:span text:style-name="T885"><text:s/>les méthodes<text:s/></text:span><text:span text:style-name="T886">nécessaires pour pouvoir ajouter des messages à la mémoire des opérations d’un objet de la classe et consulter cette mémoire.</text:span></text:p>
      <text:p text:style-name="P887"/>
      <text:p text:style-name="P888">#3.11.1 nouvelles méthodes</text:p>
      <text:p text:style-name="P889"><text:span text:style-name="T890">    </text:span><text:span text:style-name="T891">public</text:span><text:span text:style-name="T892"> </text:span><text:span text:style-name="T893">void</text:span><text:span text:style-name="T894"> </text:span><text:span text:style-name="T895">addMessage</text:span><text:span text:style-name="T896">(</text:span><text:span text:style-name="T897">String</text:span><text:span text:style-name="T898"> </text:span><text:span text:style-name="T899">message</text:span><text:span text:style-name="T900">){</text:span></text:p>
      <text:p text:style-name="P901"><text:span text:style-name="T902">        history </text:span><text:span text:style-name="T903">+=</text:span><text:span text:style-name="T904"> message </text:span><text:span text:style-name="T905">+</text:span><text:span text:style-name="T906">"\n";</text:span></text:p>
      <text:p text:style-name="P907"><text:span text:style-name="T908">    </text:span><text:span text:style-name="T909">}</text:span></text:p>
      <text:p text:style-name="P910"/>
      <text:p text:style-name="P911"><text:span text:style-name="T912">    </text:span><text:span text:style-name="T913">public</text:span><text:span text:style-name="T914"> </text:span><text:span text:style-name="T915">String</text:span><text:span text:style-name="T916"> </text:span><text:span text:style-name="T917">showHistory</text:span><text:span text:style-name="T918">(){</text:span></text:p>
      <text:p text:style-name="P919"><text:span text:style-name="T920">        </text:span><text:span text:style-name="T921">return</text:span><text:span text:style-name="T922"> history</text:span><text:span text:style-name="T923">;</text:span></text:p>
      <text:p text:style-name="P924"><text:span text:style-name="T925">    </text:span><text:span text:style-name="T926">}</text:span></text:p>
      <text:p text:style-name="P927"/>
      <text:p text:style-name="P928"/>
      <text:p text:style-name="P929"/>
      <text:p text:style-name="P930"><text:span text:style-name="T931">12. Proposez à présent une redéfinition adaptée dans la classe<text:s/></text:span><text:span text:style-name="T932">ComplexeMemoire</text:span><text:span text:style-name="T933"><text:s/>des méthodes d’</text:span><text:span text:style-name="T934">addition et de multiplication de complexes définies dans la classe<text:s/></text:span><text:span text:style-name="T935">Complexe</text:span><text:span text:style-name="T936">.</text:span></text:p>
      <text:p text:style-name="P937"/>
      <text:p text:style-name="P938">#3.12.1 Est-il possible et utile d’adapter le type de retour (covariance) ?</text:p>
      <text:p text:style-name="P939">...</text:p>
      <text:p text:style-name="P940"/>
      <text:p text:style-name="P941"/>
      <text:p text:style-name="Standard"><text:span text:style-name="T942">#3.12.2 redéfinition des méthodes d'addition et de multiplication dans<text:s/></text:span><text:span text:style-name="T943">ComplexeMemoire</text:span></text:p>
      <text:p text:style-name="P944">...</text:p>
      <text:p text:style-name="P945"/>
      <text:p text:style-name="P946"/>
      <text:p text:style-name="P947"/>
      <text:p text:style-name="P948"><text:span text:style-name="T949">13. On souhaite à présent mettre en place une mémoire collective où apparaı̂t une seule fois chaque opération effectuée sur des instances de<text:s/></text:span><text:span text:style-name="T950">ComplexeMemoire</text:span><text:span text:style-name="T951">. Adaptez votre classe afin de permettre cela.</text:span></text:p>
      <text:p text:style-name="P952"/>
      <text:p text:style-name="Standard"><text:span text:style-name="T953">#3.13.1 nouvelle définition de<text:s/></text:span><text:span text:style-name="T954">ComplexeMemoire</text:span></text:p>
      <text:p text:style-name="P955">...</text:p>
      <text:p text:style-name="P956"/>
      <text:p text:style-name="P957"/>
      <text:p text:style-name="P958"/>
      <text:p text:style-name="P959">14. Sans modifier le code développé jusqu’à présent, que se passera-t-il si l’on invoque la méthode equals sur deux instances de la classe ComplexeMemoire ? Sur une instance de la classe Complexe et une instance de la classe ComplexeMemoire ?</text:p>
      <text:p text:style-name="P960"/>
      <text:p text:style-name="P961">#3.14.1 réponse et tests</text:p>
      <text:p text:style-name="P962">...</text:p>
      <text:p text:style-name="P963"/>
      <text:p text:style-name="P964"/>
      <text:p text:style-name="P965"/>
      <text:p text:style-name="P966"/>
      <text:p text:style-name="P967">Transmettre par courrier électronique:</text:p>
      <text:p text:style-name="P968"><text:span text:style-name="T969"><text:tab/></text:span><text:span text:style-name="T970">to : aurelien.max@u-psud.fr</text:span></text:p>
      <text:p text:style-name="P971"><text:span text:style-name="T972"><text:tab/>title : [Polytech &gt; App3] rendu exo3 MonPrénom MonNom</text:span></text:p>
      <text:p text:style-name="P973"><text:span text:style-name="T974"><text:tab/>attached : <text:s/>app3_java_exo3_MonPrénomMonNom.odt</text:span></text:p>
      <text:p text:style-name="P975"/>
      <text:p text:style-name="P97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bin" svg:font-family="Cabin" style:font-family-generic="system" style:font-pitch="variable"/>
    <style:font-face style:name="Courier" svg:font-family="Courier" style:font-family-generic="modern" style:font-pitch="fixed" svg:panose-1="2 7 4 9 2 2 5 2 4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teven Kerautret</dc:creator>
    <meta:creation-date>2018-03-08T21:48:00Z</meta:creation-date>
    <dc:date>2019-10-14T08:10:00Z</dc:date>
    <meta:template xlink:href="Normal.dotm" xlink:type="simple"/>
    <meta:editing-cycles>42</meta:editing-cycles>
    <meta:editing-duration>PT8820S</meta:editing-duration>
    <meta:document-statistic meta:page-count="5" meta:paragraph-count="13" meta:word-count="1072" meta:character-count="6960" meta:row-count="49" meta:non-whitespace-character-count="5901"/>
  </office:meta>
</office:document-meta>
</file>